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19.1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140.71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92.44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155.4pt"/>
    </style:style>
    <style:style style:name="co15" style:family="table-column">
      <style:table-column-properties fo:break-before="auto" style:column-width="129.91pt"/>
    </style:style>
    <style:style style:name="co16" style:family="table-column">
      <style:table-column-properties fo:break-before="auto" style:column-width="126.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50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 fo:wrap-option="wrap"/>
    </style:style>
    <style:style style:name="ce2" style:family="table-cell" style:parent-style-name="Default" style:data-style-name="N2">
      <style:table-cell-properties fo:background-color="#cccccc" fo:wrap-option="wrap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 style:data-style-name="N2"/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ccccc" fo:wrap-option="wrap"/>
    </style:style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12" style:family="table-cell" style:parent-style-name="Default">
      <style:table-cell-properties fo:background-color="#cccccc" fo:wrap-option="wrap"/>
    </style:style>
    <style:style style:name="ce13" style:family="table-cell" style:parent-style-name="Default"/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Aggregated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visibility="collapse" table:default-cell-style-name="Default"/>
        <table:table-column table:style-name="co13" table:visibility="collapse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ce13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<text:s/>circuit name</text:p>
          </table:table-cell>
          <table:table-cell table:style-name="ce1" office:value-type="string" calcext:value-type="string">
            <text:p><text:s/>number of actions</text:p>
          </table:table-cell>
          <table:table-cell table:style-name="ce1" office:value-type="string" calcext:value-type="string">
            <text:p><text:s/>from waypoint</text:p>
          </table:table-cell>
          <table:table-cell table:style-name="ce1" office:value-type="string" calcext:value-type="string">
            <text:p><text:s/>lookahead</text:p>
          </table:table-cell>
          <table:table-cell table:style-name="ce1" office:value-type="string" calcext:value-type="string">
            <text:p><text:s/>finished within time limit</text:p>
          </table:table-cell>
          <table:table-cell table:style-name="ce1" office:value-type="string" calcext:value-type="string">
            <text:p><text:s/>found solution</text:p>
          </table:table-cell>
          <table:table-cell table:style-name="ce1" office:value-type="string" calcext:value-type="string">
            <text:p><text:s/>open nodes</text:p>
          </table:table-cell>
          <table:table-cell table:style-name="ce1" office:value-type="string" calcext:value-type="string">
            <text:p>expanded nodes</text:p>
          </table:table-cell>
          <table:table-cell table:style-name="ce1" office:value-type="string" calcext:value-type="string">
            <text:p><text:s/>time to finish</text:p>
          </table:table-cell>
          <table:table-cell table:style-name="ce2" office:value-type="string" calcext:value-type="string">
            <text:p><text:s/>time to last but one waypoint</text:p>
          </table:table-cell>
          <table:table-cell table:style-name="ce1" office:value-type="string" calcext:value-type="string">
            <text:p><text:s/>travelled distance</text:p>
          </table:table-cell>
          <table:table-cell table:style-name="ce1" office:value-type="string" calcext:value-type="string">
            <text:p><text:s/>time step</text:p>
          </table:table-cell>
          <table:table-cell table:style-name="ce1" office:value-type="string" calcext:value-type="string">
            <text:p><text:s/>discretization</text:p>
          </table:table-cell>
          <table:table-cell table:style-name="ce1" office:value-type="string" calcext:value-type="string">
            <text:p><text:s/>success rate</text:p>
          </table:table-cell>
          <table:table-cell table:style-name="ce1" office:value-type="string" calcext:value-type="string">
            <text:p><text:s/>number of repetitions</text:p>
          </table:table-cell>
          <table:table-cell table:style-name="ce7" office:value-type="string" calcext:value-type="string">
            <text:p><text:s/>average computation time in ms</text:p>
          </table:table-cell>
          <table:table-cell table:style-name="ce1" office:value-type="string" calcext:value-type="string">
            <text:p><text:s/>computation time variance</text:p>
          </table:table-cell>
          <table:table-cell table:style-name="ce12" office:value-type="string" calcext:value-type="string">
            <text:p>computation time per second of travel to last but one waypoint</text:p>
          </table:table-cell>
          <table:table-cell table:style-name="ce1"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154" calcext:value-type="float">
            <text:p>115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Q2]/[.K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111" calcext:value-type="float">
            <text:p>111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86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Q3]/[.K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878" calcext:value-type="float">
            <text:p>87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Q4]/[.K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036" calcext:value-type="float">
            <text:p>103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1.05" calcext:value-type="float">
            <text:p>11.05</text:p>
          </table:table-cell>
          <table:table-cell office:value-type="float" office:value="5.2475" calcext:value-type="float">
            <text:p>5.2475</text:p>
          </table:table-cell>
          <table:table-cell table:formula="of:=[.Q5]/[.K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036" calcext:value-type="float">
            <text:p>103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1.05" calcext:value-type="float">
            <text:p>11.05</text:p>
          </table:table-cell>
          <table:table-cell office:value-type="float" office:value="5.2475" calcext:value-type="float">
            <text:p>5.2475</text:p>
          </table:table-cell>
          <table:table-cell table:formula="of:=[.Q6]/[.K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333" calcext:value-type="float">
            <text:p>133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1.95" calcext:value-type="float">
            <text:p>11.95</text:p>
          </table:table-cell>
          <table:table-cell office:value-type="float" office:value="12.2475" calcext:value-type="float">
            <text:p>12.2475</text:p>
          </table:table-cell>
          <table:table-cell table:formula="of:=[.Q7]/[.K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333" calcext:value-type="float">
            <text:p>133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1.95" calcext:value-type="float">
            <text:p>11.95</text:p>
          </table:table-cell>
          <table:table-cell office:value-type="float" office:value="12.2475" calcext:value-type="float">
            <text:p>12.2475</text:p>
          </table:table-cell>
          <table:table-cell table:formula="of:=[.Q8]/[.K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291" calcext:value-type="float">
            <text:p>129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2.25" calcext:value-type="float">
            <text:p>12.25</text:p>
          </table:table-cell>
          <table:table-cell office:value-type="float" office:value="13.5875" calcext:value-type="float">
            <text:p>13.5875</text:p>
          </table:table-cell>
          <table:table-cell table:formula="of:=[.Q9]/[.K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464" calcext:value-type="float">
            <text:p>14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3.2" calcext:value-type="float">
            <text:p>13.2</text:p>
          </table:table-cell>
          <table:table-cell office:value-type="float" office:value="10.86" calcext:value-type="float">
            <text:p>10.86</text:p>
          </table:table-cell>
          <table:table-cell table:formula="of:=[.Q10]/[.K1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437" calcext:value-type="float">
            <text:p>143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5.35" calcext:value-type="float">
            <text:p>15.35</text:p>
          </table:table-cell>
          <table:table-cell office:value-type="float" office:value="26.7275" calcext:value-type="float">
            <text:p>26.7275</text:p>
          </table:table-cell>
          <table:table-cell table:formula="of:=[.Q11]/[.K1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348" calcext:value-type="float">
            <text:p>134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6.6" calcext:value-type="float">
            <text:p>16.6</text:p>
          </table:table-cell>
          <table:table-cell office:value-type="float" office:value="19.34" calcext:value-type="float">
            <text:p>19.34</text:p>
          </table:table-cell>
          <table:table-cell table:formula="of:=[.Q12]/[.K1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348" calcext:value-type="float">
            <text:p>134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6.6" calcext:value-type="float">
            <text:p>16.6</text:p>
          </table:table-cell>
          <table:table-cell office:value-type="float" office:value="19.34" calcext:value-type="float">
            <text:p>19.34</text:p>
          </table:table-cell>
          <table:table-cell table:formula="of:=[.Q13]/[.K1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551236" calcext:value-type="float">
            <text:p>551236</text:p>
          </table:table-cell>
          <table:table-cell office:value-type="float" office:value="63158" calcext:value-type="float">
            <text:p>6315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table:formula="of:=[.Q14]/[.K1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99028" calcext:value-type="float">
            <text:p>299028</text:p>
          </table:table-cell>
          <table:table-cell office:value-type="float" office:value="34747" calcext:value-type="float">
            <text:p>3474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formula="of:=[.Q15]/[.K1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47265" calcext:value-type="float">
            <text:p>347265</text:p>
          </table:table-cell>
          <table:table-cell office:value-type="float" office:value="39884" calcext:value-type="float">
            <text:p>398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[.Q16]/[.K1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09178" calcext:value-type="float">
            <text:p>409178</text:p>
          </table:table-cell>
          <table:table-cell office:value-type="float" office:value="48483" calcext:value-type="float">
            <text:p>4848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formula="of:=[.Q17]/[.K1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66959" calcext:value-type="float">
            <text:p>466959</text:p>
          </table:table-cell>
          <table:table-cell office:value-type="float" office:value="52084" calcext:value-type="float">
            <text:p>520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formula="of:=[.Q18]/[.K1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53042" calcext:value-type="float">
            <text:p>353042</text:p>
          </table:table-cell>
          <table:table-cell office:value-type="float" office:value="40635" calcext:value-type="float">
            <text:p>406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formula="of:=[.Q19]/[.K1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37945" calcext:value-type="float">
            <text:p>437945</text:p>
          </table:table-cell>
          <table:table-cell office:value-type="float" office:value="50273" calcext:value-type="float">
            <text:p>502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[.Q20]/[.K2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7036" calcext:value-type="float">
            <text:p>447036</text:p>
          </table:table-cell>
          <table:table-cell office:value-type="float" office:value="50603" calcext:value-type="float">
            <text:p>506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[.Q21]/[.K2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0065" calcext:value-type="float">
            <text:p>440065</text:p>
          </table:table-cell>
          <table:table-cell office:value-type="float" office:value="50961" calcext:value-type="float">
            <text:p>509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formula="of:=[.Q22]/[.K2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3894" calcext:value-type="float">
            <text:p>443894</text:p>
          </table:table-cell>
          <table:table-cell office:value-type="float" office:value="51707" calcext:value-type="float">
            <text:p>517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formula="of:=[.Q23]/[.K2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1965" calcext:value-type="float">
            <text:p>441965</text:p>
          </table:table-cell>
          <table:table-cell office:value-type="float" office:value="51085" calcext:value-type="float">
            <text:p>510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formula="of:=[.Q24]/[.K2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33615" calcext:value-type="float">
            <text:p>433615</text:p>
          </table:table-cell>
          <table:table-cell office:value-type="float" office:value="49838" calcext:value-type="float">
            <text:p>498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formula="of:=[.Q25]/[.K2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1779" calcext:value-type="float">
            <text:p>451779</text:p>
          </table:table-cell>
          <table:table-cell office:value-type="float" office:value="50948" calcext:value-type="float">
            <text:p>5094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formula="of:=[.Q26]/[.K2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560762" calcext:value-type="float">
            <text:p>560762</text:p>
          </table:table-cell>
          <table:table-cell office:value-type="float" office:value="65628" calcext:value-type="float">
            <text:p>656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formula="of:=[.Q27]/[.K2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541185" calcext:value-type="float">
            <text:p>541185</text:p>
          </table:table-cell>
          <table:table-cell office:value-type="float" office:value="61990" calcext:value-type="float">
            <text:p>619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table:formula="of:=[.Q28]/[.K2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4469334" calcext:value-type="float">
            <text:p>4469334</text:p>
          </table:table-cell>
          <table:table-cell office:value-type="float" office:value="535964" calcext:value-type="float">
            <text:p>5359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819" calcext:value-type="float">
            <text:p>9819</text:p>
          </table:table-cell>
          <table:table-cell office:value-type="float" office:value="0" calcext:value-type="float">
            <text:p>0</text:p>
          </table:table-cell>
          <table:table-cell table:formula="of:=[.Q29]/[.K2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4469334" calcext:value-type="float">
            <text:p>4469334</text:p>
          </table:table-cell>
          <table:table-cell office:value-type="float" office:value="535964" calcext:value-type="float">
            <text:p>5359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819" calcext:value-type="float">
            <text:p>9819</text:p>
          </table:table-cell>
          <table:table-cell office:value-type="float" office:value="0" calcext:value-type="float">
            <text:p>0</text:p>
          </table:table-cell>
          <table:table-cell table:formula="of:=[.Q30]/[.K3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047428" calcext:value-type="float">
            <text:p>2047428</text:p>
          </table:table-cell>
          <table:table-cell office:value-type="float" office:value="132073" calcext:value-type="float">
            <text:p>1320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191" calcext:value-type="float">
            <text:p>10191</text:p>
          </table:table-cell>
          <table:table-cell office:value-type="float" office:value="0" calcext:value-type="float">
            <text:p>0</text:p>
          </table:table-cell>
          <table:table-cell table:formula="of:=[.Q31]/[.K3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288610" calcext:value-type="float">
            <text:p>2288610</text:p>
          </table:table-cell>
          <table:table-cell office:value-type="float" office:value="141374" calcext:value-type="float">
            <text:p>1413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248" calcext:value-type="float">
            <text:p>10248</text:p>
          </table:table-cell>
          <table:table-cell office:value-type="float" office:value="0" calcext:value-type="float">
            <text:p>0</text:p>
          </table:table-cell>
          <table:table-cell table:formula="of:=[.Q32]/[.K3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880258" calcext:value-type="float">
            <text:p>2880258</text:p>
          </table:table-cell>
          <table:table-cell office:value-type="float" office:value="182868" calcext:value-type="float">
            <text:p>18286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302" calcext:value-type="float">
            <text:p>10302</text:p>
          </table:table-cell>
          <table:table-cell office:value-type="float" office:value="0" calcext:value-type="float">
            <text:p>0</text:p>
          </table:table-cell>
          <table:table-cell table:formula="of:=[.Q33]/[.K3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914219" calcext:value-type="float">
            <text:p>2914219</text:p>
          </table:table-cell>
          <table:table-cell office:value-type="float" office:value="176915" calcext:value-type="float">
            <text:p>1769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370" calcext:value-type="float">
            <text:p>10370</text:p>
          </table:table-cell>
          <table:table-cell office:value-type="float" office:value="0" calcext:value-type="float">
            <text:p>0</text:p>
          </table:table-cell>
          <table:table-cell table:formula="of:=[.Q34]/[.K3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812124" calcext:value-type="float">
            <text:p>2812124</text:p>
          </table:table-cell>
          <table:table-cell office:value-type="float" office:value="409602" calcext:value-type="float">
            <text:p>40960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513" calcext:value-type="float">
            <text:p>10513</text:p>
          </table:table-cell>
          <table:table-cell office:value-type="float" office:value="0" calcext:value-type="float">
            <text:p>0</text:p>
          </table:table-cell>
          <table:table-cell table:formula="of:=[.Q35]/[.K3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389756" calcext:value-type="float">
            <text:p>3389756</text:p>
          </table:table-cell>
          <table:table-cell office:value-type="float" office:value="429597" calcext:value-type="float">
            <text:p>42959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0527" calcext:value-type="float">
            <text:p>10527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763959" calcext:value-type="float">
            <text:p>2763959</text:p>
          </table:table-cell>
          <table:table-cell office:value-type="float" office:value="389055" calcext:value-type="float">
            <text:p>3890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544" calcext:value-type="float">
            <text:p>10544</text:p>
          </table:table-cell>
          <table:table-cell office:value-type="float" office:value="0" calcext:value-type="float">
            <text:p>0</text:p>
          </table:table-cell>
          <table:table-cell table:formula="of:=[.Q37]/[.K3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871939" calcext:value-type="float">
            <text:p>3871939</text:p>
          </table:table-cell>
          <table:table-cell office:value-type="float" office:value="460983" calcext:value-type="float">
            <text:p>46098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551" calcext:value-type="float">
            <text:p>10551</text:p>
          </table:table-cell>
          <table:table-cell office:value-type="float" office:value="0" calcext:value-type="float">
            <text:p>0</text:p>
          </table:table-cell>
          <table:table-cell table:formula="of:=[.Q38]/[.K3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871939" calcext:value-type="float">
            <text:p>3871939</text:p>
          </table:table-cell>
          <table:table-cell office:value-type="float" office:value="460983" calcext:value-type="float">
            <text:p>46098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551" calcext:value-type="float">
            <text:p>10551</text:p>
          </table:table-cell>
          <table:table-cell office:value-type="float" office:value="0" calcext:value-type="float">
            <text:p>0</text:p>
          </table:table-cell>
          <table:table-cell table:formula="of:=[.Q39]/[.K3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299372" calcext:value-type="float">
            <text:p>3299372</text:p>
          </table:table-cell>
          <table:table-cell office:value-type="float" office:value="405366" calcext:value-type="float">
            <text:p>40536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0579" calcext:value-type="float">
            <text:p>10579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17700" calcext:value-type="float">
            <text:p>4717700</text:p>
          </table:table-cell>
          <table:table-cell office:value-type="float" office:value="566987" calcext:value-type="float">
            <text:p>5669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626" calcext:value-type="float">
            <text:p>10626</text:p>
          </table:table-cell>
          <table:table-cell office:value-type="float" office:value="0" calcext:value-type="float">
            <text:p>0</text:p>
          </table:table-cell>
          <table:table-cell table:formula="of:=[.Q41]/[.K4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17700" calcext:value-type="float">
            <text:p>4717700</text:p>
          </table:table-cell>
          <table:table-cell office:value-type="float" office:value="566987" calcext:value-type="float">
            <text:p>5669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626" calcext:value-type="float">
            <text:p>10626</text:p>
          </table:table-cell>
          <table:table-cell office:value-type="float" office:value="0" calcext:value-type="float">
            <text:p>0</text:p>
          </table:table-cell>
          <table:table-cell table:formula="of:=[.Q42]/[.K4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178449" calcext:value-type="float">
            <text:p>4178449</text:p>
          </table:table-cell>
          <table:table-cell office:value-type="float" office:value="528094" calcext:value-type="float">
            <text:p>5280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641" calcext:value-type="float">
            <text:p>10641</text:p>
          </table:table-cell>
          <table:table-cell office:value-type="float" office:value="0" calcext:value-type="float">
            <text:p>0</text:p>
          </table:table-cell>
          <table:table-cell table:formula="of:=[.Q43]/[.K4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178449" calcext:value-type="float">
            <text:p>4178449</text:p>
          </table:table-cell>
          <table:table-cell office:value-type="float" office:value="528094" calcext:value-type="float">
            <text:p>5280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641" calcext:value-type="float">
            <text:p>10641</text:p>
          </table:table-cell>
          <table:table-cell office:value-type="float" office:value="0" calcext:value-type="float">
            <text:p>0</text:p>
          </table:table-cell>
          <table:table-cell table:formula="of:=[.Q44]/[.K4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955565" calcext:value-type="float">
            <text:p>3955565</text:p>
          </table:table-cell>
          <table:table-cell office:value-type="float" office:value="576330" calcext:value-type="float">
            <text:p>57633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642" calcext:value-type="float">
            <text:p>10642</text:p>
          </table:table-cell>
          <table:table-cell office:value-type="float" office:value="0" calcext:value-type="float">
            <text:p>0</text:p>
          </table:table-cell>
          <table:table-cell table:formula="of:=[.Q45]/[.K4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5000773" calcext:value-type="float">
            <text:p>5000773</text:p>
          </table:table-cell>
          <table:table-cell office:value-type="float" office:value="609886" calcext:value-type="float">
            <text:p>60988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655" calcext:value-type="float">
            <text:p>10655</text:p>
          </table:table-cell>
          <table:table-cell office:value-type="float" office:value="0" calcext:value-type="float">
            <text:p>0</text:p>
          </table:table-cell>
          <table:table-cell table:formula="of:=[.Q46]/[.K4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934202" calcext:value-type="float">
            <text:p>4934202</text:p>
          </table:table-cell>
          <table:table-cell office:value-type="float" office:value="602467" calcext:value-type="float">
            <text:p>6024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674" calcext:value-type="float">
            <text:p>10674</text:p>
          </table:table-cell>
          <table:table-cell office:value-type="float" office:value="0" calcext:value-type="float">
            <text:p>0</text:p>
          </table:table-cell>
          <table:table-cell table:formula="of:=[.Q47]/[.K4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53953" calcext:value-type="float">
            <text:p>4453953</text:p>
          </table:table-cell>
          <table:table-cell office:value-type="float" office:value="528186" calcext:value-type="float">
            <text:p>52818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  <table:table-cell table:formula="of:=[.Q48]/[.K4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53953" calcext:value-type="float">
            <text:p>4453953</text:p>
          </table:table-cell>
          <table:table-cell office:value-type="float" office:value="528186" calcext:value-type="float">
            <text:p>52818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  <table:table-cell table:formula="of:=[.Q49]/[.K4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872011" calcext:value-type="float">
            <text:p>4872011</text:p>
          </table:table-cell>
          <table:table-cell office:value-type="float" office:value="636885" calcext:value-type="float">
            <text:p>6368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  <table:table-cell table:formula="of:=[.Q50]/[.K5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872011" calcext:value-type="float">
            <text:p>4872011</text:p>
          </table:table-cell>
          <table:table-cell office:value-type="float" office:value="636885" calcext:value-type="float">
            <text:p>6368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  <table:table-cell table:formula="of:=[.Q51]/[.K5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92116" calcext:value-type="float">
            <text:p>4492116</text:p>
          </table:table-cell>
          <table:table-cell office:value-type="float" office:value="530307" calcext:value-type="float">
            <text:p>5303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table:formula="of:=[.Q52]/[.K5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92116" calcext:value-type="float">
            <text:p>4492116</text:p>
          </table:table-cell>
          <table:table-cell office:value-type="float" office:value="530307" calcext:value-type="float">
            <text:p>5303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table:formula="of:=[.Q53]/[.K5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104329" calcext:value-type="float">
            <text:p>4104329</text:p>
          </table:table-cell>
          <table:table-cell office:value-type="float" office:value="577306" calcext:value-type="float">
            <text:p>5773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34" calcext:value-type="float">
            <text:p>10734</text:p>
          </table:table-cell>
          <table:table-cell office:value-type="float" office:value="0" calcext:value-type="float">
            <text:p>0</text:p>
          </table:table-cell>
          <table:table-cell table:formula="of:=[.Q54]/[.K5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814122" calcext:value-type="float">
            <text:p>4814122</text:p>
          </table:table-cell>
          <table:table-cell office:value-type="float" office:value="626075" calcext:value-type="float">
            <text:p>6260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51" calcext:value-type="float">
            <text:p>10751</text:p>
          </table:table-cell>
          <table:table-cell office:value-type="float" office:value="0" calcext:value-type="float">
            <text:p>0</text:p>
          </table:table-cell>
          <table:table-cell table:formula="of:=[.Q55]/[.K5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814122" calcext:value-type="float">
            <text:p>4814122</text:p>
          </table:table-cell>
          <table:table-cell office:value-type="float" office:value="626075" calcext:value-type="float">
            <text:p>6260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51" calcext:value-type="float">
            <text:p>10751</text:p>
          </table:table-cell>
          <table:table-cell office:value-type="float" office:value="0" calcext:value-type="float">
            <text:p>0</text:p>
          </table:table-cell>
          <table:table-cell table:formula="of:=[.Q56]/[.K5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610443" calcext:value-type="float">
            <text:p>4610443</text:p>
          </table:table-cell>
          <table:table-cell office:value-type="float" office:value="553456" calcext:value-type="float">
            <text:p>5534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59" calcext:value-type="float">
            <text:p>10759</text:p>
          </table:table-cell>
          <table:table-cell office:value-type="float" office:value="0" calcext:value-type="float">
            <text:p>0</text:p>
          </table:table-cell>
          <table:table-cell table:formula="of:=[.Q57]/[.K5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669410" calcext:value-type="float">
            <text:p>4669410</text:p>
          </table:table-cell>
          <table:table-cell office:value-type="float" office:value="560429" calcext:value-type="float">
            <text:p>5604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781" calcext:value-type="float">
            <text:p>10781</text:p>
          </table:table-cell>
          <table:table-cell office:value-type="float" office:value="0" calcext:value-type="float">
            <text:p>0</text:p>
          </table:table-cell>
          <table:table-cell table:formula="of:=[.Q58]/[.K5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64338" calcext:value-type="float">
            <text:p>4564338</text:p>
          </table:table-cell>
          <table:table-cell office:value-type="float" office:value="672758" calcext:value-type="float">
            <text:p>67275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808" calcext:value-type="float">
            <text:p>10808</text:p>
          </table:table-cell>
          <table:table-cell office:value-type="float" office:value="0" calcext:value-type="float">
            <text:p>0</text:p>
          </table:table-cell>
          <table:table-cell table:formula="of:=[.Q59]/[.K5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26760" calcext:value-type="float">
            <text:p>4726760</text:p>
          </table:table-cell>
          <table:table-cell office:value-type="float" office:value="594745" calcext:value-type="float">
            <text:p>5947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821" calcext:value-type="float">
            <text:p>10821</text:p>
          </table:table-cell>
          <table:table-cell office:value-type="float" office:value="0" calcext:value-type="float">
            <text:p>0</text:p>
          </table:table-cell>
          <table:table-cell table:formula="of:=[.Q60]/[.K6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26760" calcext:value-type="float">
            <text:p>4726760</text:p>
          </table:table-cell>
          <table:table-cell office:value-type="float" office:value="594745" calcext:value-type="float">
            <text:p>5947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821" calcext:value-type="float">
            <text:p>10821</text:p>
          </table:table-cell>
          <table:table-cell office:value-type="float" office:value="0" calcext:value-type="float">
            <text:p>0</text:p>
          </table:table-cell>
          <table:table-cell table:formula="of:=[.Q61]/[.K6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12243" calcext:value-type="float">
            <text:p>4712243</text:p>
          </table:table-cell>
          <table:table-cell office:value-type="float" office:value="590792" calcext:value-type="float">
            <text:p>5907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826" calcext:value-type="float">
            <text:p>10826</text:p>
          </table:table-cell>
          <table:table-cell office:value-type="float" office:value="0" calcext:value-type="float">
            <text:p>0</text:p>
          </table:table-cell>
          <table:table-cell table:formula="of:=[.Q62]/[.K6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12243" calcext:value-type="float">
            <text:p>4712243</text:p>
          </table:table-cell>
          <table:table-cell office:value-type="float" office:value="590792" calcext:value-type="float">
            <text:p>5907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826" calcext:value-type="float">
            <text:p>10826</text:p>
          </table:table-cell>
          <table:table-cell office:value-type="float" office:value="0" calcext:value-type="float">
            <text:p>0</text:p>
          </table:table-cell>
          <table:table-cell table:formula="of:=[.Q63]/[.K6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05645" calcext:value-type="float">
            <text:p>4505645</text:p>
          </table:table-cell>
          <table:table-cell office:value-type="float" office:value="659673" calcext:value-type="float">
            <text:p>6596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836" calcext:value-type="float">
            <text:p>10836</text:p>
          </table:table-cell>
          <table:table-cell office:value-type="float" office:value="0" calcext:value-type="float">
            <text:p>0</text:p>
          </table:table-cell>
          <table:table-cell table:formula="of:=[.Q64]/[.K6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38800" calcext:value-type="float">
            <text:p>4538800</text:p>
          </table:table-cell>
          <table:table-cell office:value-type="float" office:value="636074" calcext:value-type="float">
            <text:p>6360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934" calcext:value-type="float">
            <text:p>10934</text:p>
          </table:table-cell>
          <table:table-cell office:value-type="float" office:value="0" calcext:value-type="float">
            <text:p>0</text:p>
          </table:table-cell>
          <table:table-cell table:formula="of:=[.Q65]/[.K6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48774" calcext:value-type="float">
            <text:p>4548774</text:p>
          </table:table-cell>
          <table:table-cell office:value-type="float" office:value="625836" calcext:value-type="float">
            <text:p>6258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1015" calcext:value-type="float">
            <text:p>11015</text:p>
          </table:table-cell>
          <table:table-cell office:value-type="float" office:value="0" calcext:value-type="float">
            <text:p>0</text:p>
          </table:table-cell>
          <table:table-cell table:formula="of:=[.Q66]/[.K6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7820116" calcext:value-type="float">
            <text:p>7820116</text:p>
          </table:table-cell>
          <table:table-cell office:value-type="float" office:value="939751" calcext:value-type="float">
            <text:p>9397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1333" calcext:value-type="float">
            <text:p>21333</text:p>
          </table:table-cell>
          <table:table-cell office:value-type="float" office:value="0" calcext:value-type="float">
            <text:p>0</text:p>
          </table:table-cell>
          <table:table-cell table:formula="of:=[.Q67]/[.K6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48171" calcext:value-type="float">
            <text:p>148171</text:p>
          </table:table-cell>
          <table:table-cell office:value-type="float" office:value="19329" calcext:value-type="float">
            <text:p>19329</text:p>
          </table:table-cell>
          <table:table-cell office:value-type="float" office:value="5.33333" calcext:value-type="float">
            <text:p>5.33333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6.9748" calcext:value-type="float">
            <text:p>26.974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32.95" calcext:value-type="float">
            <text:p>232.95</text:p>
          </table:table-cell>
          <table:table-cell office:value-type="float" office:value="151.348" calcext:value-type="float">
            <text:p>151.348</text:p>
          </table:table-cell>
          <table:table-cell table:formula="of:=[.Q68]/[.K68]" office:value-type="float" office:value="55.4642857142857" calcext:value-type="float">
            <text:p>55.464285714285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48171" calcext:value-type="float">
            <text:p>148171</text:p>
          </table:table-cell>
          <table:table-cell office:value-type="float" office:value="19329" calcext:value-type="float">
            <text:p>19329</text:p>
          </table:table-cell>
          <table:table-cell office:value-type="float" office:value="5.33333" calcext:value-type="float">
            <text:p>5.33333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6.9748" calcext:value-type="float">
            <text:p>26.974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32.95" calcext:value-type="float">
            <text:p>232.95</text:p>
          </table:table-cell>
          <table:table-cell office:value-type="float" office:value="151.348" calcext:value-type="float">
            <text:p>151.348</text:p>
          </table:table-cell>
          <table:table-cell table:formula="of:=[.Q69]/[.K69]" office:value-type="float" office:value="55.4642857142857" calcext:value-type="float">
            <text:p>55.464285714285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34246" calcext:value-type="float">
            <text:p>234246</text:p>
          </table:table-cell>
          <table:table-cell office:value-type="float" office:value="31969" calcext:value-type="float">
            <text:p>31969</text:p>
          </table:table-cell>
          <table:table-cell office:value-type="float" office:value="5.4" calcext:value-type="float">
            <text:p>5.4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7.1254" calcext:value-type="float">
            <text:p>27.12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84.25" calcext:value-type="float">
            <text:p>384.25</text:p>
          </table:table-cell>
          <table:table-cell office:value-type="float" office:value="2.1875" calcext:value-type="float">
            <text:p>2.1875</text:p>
          </table:table-cell>
          <table:table-cell table:formula="of:=[.Q70]/[.K70]" office:value-type="float" office:value="91.4880952380952" calcext:value-type="float">
            <text:p>91.488095238095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04578" calcext:value-type="float">
            <text:p>404578</text:p>
          </table:table-cell>
          <table:table-cell office:value-type="float" office:value="58043" calcext:value-type="float">
            <text:p>58043</text:p>
          </table:table-cell>
          <table:table-cell office:value-type="float" office:value="5.4" calcext:value-type="float">
            <text:p>5.4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7.9249" calcext:value-type="float">
            <text:p>27.924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691.55" calcext:value-type="float">
            <text:p>691.55</text:p>
          </table:table-cell>
          <table:table-cell office:value-type="float" office:value="210.748" calcext:value-type="float">
            <text:p>210.748</text:p>
          </table:table-cell>
          <table:table-cell table:formula="of:=[.Q71]/[.K71]" office:value-type="float" office:value="164.654761904762" calcext:value-type="float">
            <text:p>164.65476190476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704" calcext:value-type="float">
            <text:p>64704</text:p>
          </table:table-cell>
          <table:table-cell office:value-type="float" office:value="7787" calcext:value-type="float">
            <text:p>7787</text:p>
          </table:table-cell>
          <table:table-cell office:value-type="float" office:value="5.56" calcext:value-type="float">
            <text:p>5.56</text:p>
          </table:table-cell>
          <table:table-cell table:style-name="ce3" office:value-type="float" office:value="4.36" calcext:value-type="float">
            <text:p>4.36</text:p>
          </table:table-cell>
          <table:table-cell office:value-type="float" office:value="27.4688" calcext:value-type="float">
            <text:p>27.46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31.35" calcext:value-type="float">
            <text:p>131.35</text:p>
          </table:table-cell>
          <table:table-cell office:value-type="float" office:value="70.9275" calcext:value-type="float">
            <text:p>70.9275</text:p>
          </table:table-cell>
          <table:table-cell table:formula="of:=[.Q72]/[.K72]" office:value-type="float" office:value="30.1261467889908" calcext:value-type="float">
            <text:p>30.1261467889908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704" calcext:value-type="float">
            <text:p>64704</text:p>
          </table:table-cell>
          <table:table-cell office:value-type="float" office:value="7787" calcext:value-type="float">
            <text:p>7787</text:p>
          </table:table-cell>
          <table:table-cell office:value-type="float" office:value="5.56" calcext:value-type="float">
            <text:p>5.56</text:p>
          </table:table-cell>
          <table:table-cell table:style-name="ce3" office:value-type="float" office:value="4.36" calcext:value-type="float">
            <text:p>4.36</text:p>
          </table:table-cell>
          <table:table-cell office:value-type="float" office:value="27.4688" calcext:value-type="float">
            <text:p>27.46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31.35" calcext:value-type="float">
            <text:p>131.35</text:p>
          </table:table-cell>
          <table:table-cell office:value-type="float" office:value="70.9275" calcext:value-type="float">
            <text:p>70.9275</text:p>
          </table:table-cell>
          <table:table-cell table:formula="of:=[.Q73]/[.K73]" office:value-type="float" office:value="30.1261467889908" calcext:value-type="float">
            <text:p>30.1261467889908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9807" calcext:value-type="float">
            <text:p>59807</text:p>
          </table:table-cell>
          <table:table-cell office:value-type="float" office:value="4057" calcext:value-type="float">
            <text:p>4057</text:p>
          </table:table-cell>
          <table:table-cell office:value-type="float" office:value="5.64" calcext:value-type="float">
            <text:p>5.64</text:p>
          </table:table-cell>
          <table:table-cell table:style-name="ce3" office:value-type="float" office:value="4.36" calcext:value-type="float">
            <text:p>4.36</text:p>
          </table:table-cell>
          <table:table-cell office:value-type="float" office:value="26.9536" calcext:value-type="float">
            <text:p>26.953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87.8" calcext:value-type="float">
            <text:p>187.8</text:p>
          </table:table-cell>
          <table:table-cell office:value-type="float" office:value="18.56" calcext:value-type="float">
            <text:p>18.56</text:p>
          </table:table-cell>
          <table:table-cell table:formula="of:=[.Q74]/[.K74]" office:value-type="float" office:value="43.0733944954128" calcext:value-type="float">
            <text:p>43.0733944954128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61604" calcext:value-type="float">
            <text:p>161604</text:p>
          </table:table-cell>
          <table:table-cell office:value-type="float" office:value="18831" calcext:value-type="float">
            <text:p>18831</text:p>
          </table:table-cell>
          <table:table-cell office:value-type="float" office:value="5.53333" calcext:value-type="float">
            <text:p>5.53333</text:p>
          </table:table-cell>
          <table:table-cell table:style-name="ce3" office:value-type="float" office:value="4.36667" calcext:value-type="float">
            <text:p>4.36667</text:p>
          </table:table-cell>
          <table:table-cell office:value-type="float" office:value="27.809" calcext:value-type="float">
            <text:p>27.809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49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[.Q75]/[.K75]" office:value-type="float" office:value="71.9083420547007" calcext:value-type="float">
            <text:p>71.908342054700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85129" calcext:value-type="float">
            <text:p>85129</text:p>
          </table:table-cell>
          <table:table-cell office:value-type="float" office:value="10743" calcext:value-type="float">
            <text:p>10743</text:p>
          </table:table-cell>
          <table:table-cell office:value-type="float" office:value="5.6" calcext:value-type="float">
            <text:p>5.6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27.8693" calcext:value-type="float">
            <text:p>27.869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36.65" calcext:value-type="float">
            <text:p>136.65</text:p>
          </table:table-cell>
          <table:table-cell office:value-type="float" office:value="107.728" calcext:value-type="float">
            <text:p>107.728</text:p>
          </table:table-cell>
          <table:table-cell table:formula="of:=[.Q76]/[.K76]" office:value-type="float" office:value="31.0568181818182" calcext:value-type="float">
            <text:p>31.056818181818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85129" calcext:value-type="float">
            <text:p>85129</text:p>
          </table:table-cell>
          <table:table-cell office:value-type="float" office:value="10743" calcext:value-type="float">
            <text:p>10743</text:p>
          </table:table-cell>
          <table:table-cell office:value-type="float" office:value="5.6" calcext:value-type="float">
            <text:p>5.6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27.8693" calcext:value-type="float">
            <text:p>27.869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36.65" calcext:value-type="float">
            <text:p>136.65</text:p>
          </table:table-cell>
          <table:table-cell office:value-type="float" office:value="107.728" calcext:value-type="float">
            <text:p>107.728</text:p>
          </table:table-cell>
          <table:table-cell table:formula="of:=[.Q77]/[.K77]" office:value-type="float" office:value="31.0568181818182" calcext:value-type="float">
            <text:p>31.056818181818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0490" calcext:value-type="float">
            <text:p>130490</text:p>
          </table:table-cell>
          <table:table-cell office:value-type="float" office:value="15685" calcext:value-type="float">
            <text:p>15685</text:p>
          </table:table-cell>
          <table:table-cell office:value-type="float" office:value="5.52" calcext:value-type="float">
            <text:p>5.52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27.9289" calcext:value-type="float">
            <text:p>27.928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30.1" calcext:value-type="float">
            <text:p>230.1</text:p>
          </table:table-cell>
          <table:table-cell office:value-type="float" office:value="134.59" calcext:value-type="float">
            <text:p>134.59</text:p>
          </table:table-cell>
          <table:table-cell table:formula="of:=[.Q78]/[.K78]" office:value-type="float" office:value="52.2954545454545" calcext:value-type="float">
            <text:p>52.2954545454545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0490" calcext:value-type="float">
            <text:p>130490</text:p>
          </table:table-cell>
          <table:table-cell office:value-type="float" office:value="15685" calcext:value-type="float">
            <text:p>15685</text:p>
          </table:table-cell>
          <table:table-cell office:value-type="float" office:value="5.52" calcext:value-type="float">
            <text:p>5.52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27.9289" calcext:value-type="float">
            <text:p>27.928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30.1" calcext:value-type="float">
            <text:p>230.1</text:p>
          </table:table-cell>
          <table:table-cell office:value-type="float" office:value="134.59" calcext:value-type="float">
            <text:p>134.59</text:p>
          </table:table-cell>
          <table:table-cell table:formula="of:=[.Q79]/[.K79]" office:value-type="float" office:value="52.2954545454545" calcext:value-type="float">
            <text:p>52.2954545454545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51830" calcext:value-type="float">
            <text:p>451830</text:p>
          </table:table-cell>
          <table:table-cell office:value-type="float" office:value="64798" calcext:value-type="float">
            <text:p>64798</text:p>
          </table:table-cell>
          <table:table-cell office:value-type="float" office:value="5.6" calcext:value-type="float">
            <text:p>5.6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28.4321" calcext:value-type="float">
            <text:p>28.432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791.95" calcext:value-type="float">
            <text:p>791.95</text:p>
          </table:table-cell>
          <table:table-cell office:value-type="float" office:value="206.047" calcext:value-type="float">
            <text:p>206.047</text:p>
          </table:table-cell>
          <table:table-cell table:formula="of:=[.Q80]/[.K80]" office:value-type="float" office:value="179.988636363636" calcext:value-type="float">
            <text:p>179.98863636363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3170" calcext:value-type="float">
            <text:p>133170</text:p>
          </table:table-cell>
          <table:table-cell office:value-type="float" office:value="15458" calcext:value-type="float">
            <text:p>15458</text:p>
          </table:table-cell>
          <table:table-cell office:value-type="float" office:value="5.64" calcext:value-type="float">
            <text:p>5.64</text:p>
          </table:table-cell>
          <table:table-cell table:style-name="ce3" office:value-type="float" office:value="4.44" calcext:value-type="float">
            <text:p>4.44</text:p>
          </table:table-cell>
          <table:table-cell office:value-type="float" office:value="27.6704" calcext:value-type="float">
            <text:p>27.67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49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[.Q81]/[.K81]" office:value-type="float" office:value="76.1261261261261" calcext:value-type="float">
            <text:p>76.126126126126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7590" calcext:value-type="float">
            <text:p>67590</text:p>
          </table:table-cell>
          <table:table-cell office:value-type="float" office:value="8206" calcext:value-type="float">
            <text:p>8206</text:p>
          </table:table-cell>
          <table:table-cell office:value-type="float" office:value="5.65" calcext:value-type="float">
            <text:p>5.65</text:p>
          </table:table-cell>
          <table:table-cell table:style-name="ce3" office:value-type="float" office:value="4.45" calcext:value-type="float">
            <text:p>4.45</text:p>
          </table:table-cell>
          <table:table-cell office:value-type="float" office:value="27.4875" calcext:value-type="float">
            <text:p>27.48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27.1" calcext:value-type="float">
            <text:p>127.1</text:p>
          </table:table-cell>
          <table:table-cell office:value-type="float" office:value="112.79" calcext:value-type="float">
            <text:p>112.79</text:p>
          </table:table-cell>
          <table:table-cell table:formula="of:=[.Q82]/[.K82]" office:value-type="float" office:value="28.561797752809" calcext:value-type="float">
            <text:p>28.561797752809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75566" calcext:value-type="float">
            <text:p>275566</text:p>
          </table:table-cell>
          <table:table-cell office:value-type="float" office:value="32996" calcext:value-type="float">
            <text:p>32996</text:p>
          </table:table-cell>
          <table:table-cell office:value-type="float" office:value="5.6" calcext:value-type="float">
            <text:p>5.6</text:p>
          </table:table-cell>
          <table:table-cell table:style-name="ce3" office:value-type="float" office:value="4.45" calcext:value-type="float">
            <text:p>4.45</text:p>
          </table:table-cell>
          <table:table-cell office:value-type="float" office:value="27.9629" calcext:value-type="float">
            <text:p>27.962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441.7" calcext:value-type="float">
            <text:p>441.7</text:p>
          </table:table-cell>
          <table:table-cell office:value-type="float" office:value="75.81" calcext:value-type="float">
            <text:p>75.81</text:p>
          </table:table-cell>
          <table:table-cell table:formula="of:=[.Q83]/[.K83]" office:value-type="float" office:value="99.2584269662921" calcext:value-type="float">
            <text:p>99.258426966292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581" calcext:value-type="float">
            <text:p>64581</text:p>
          </table:table-cell>
          <table:table-cell office:value-type="float" office:value="8263" calcext:value-type="float">
            <text:p>8263</text:p>
          </table:table-cell>
          <table:table-cell office:value-type="float" office:value="5.73333" calcext:value-type="float">
            <text:p>5.73333</text:p>
          </table:table-cell>
          <table:table-cell table:style-name="ce3" office:value-type="float" office:value="4.46667" calcext:value-type="float">
            <text:p>4.46667</text:p>
          </table:table-cell>
          <table:table-cell office:value-type="float" office:value="26.9884" calcext:value-type="float">
            <text:p>26.988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24.3" calcext:value-type="float">
            <text:p>124.3</text:p>
          </table:table-cell>
          <table:table-cell office:value-type="float" office:value="81.41" calcext:value-type="float">
            <text:p>81.41</text:p>
          </table:table-cell>
          <table:table-cell table:formula="of:=[.Q84]/[.K84]" office:value-type="float" office:value="27.8283374415392" calcext:value-type="float">
            <text:p>27.828337441539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581" calcext:value-type="float">
            <text:p>64581</text:p>
          </table:table-cell>
          <table:table-cell office:value-type="float" office:value="8263" calcext:value-type="float">
            <text:p>8263</text:p>
          </table:table-cell>
          <table:table-cell office:value-type="float" office:value="5.73333" calcext:value-type="float">
            <text:p>5.73333</text:p>
          </table:table-cell>
          <table:table-cell table:style-name="ce3" office:value-type="float" office:value="4.46667" calcext:value-type="float">
            <text:p>4.46667</text:p>
          </table:table-cell>
          <table:table-cell office:value-type="float" office:value="26.9884" calcext:value-type="float">
            <text:p>26.988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24.3" calcext:value-type="float">
            <text:p>124.3</text:p>
          </table:table-cell>
          <table:table-cell office:value-type="float" office:value="81.41" calcext:value-type="float">
            <text:p>81.41</text:p>
          </table:table-cell>
          <table:table-cell table:formula="of:=[.Q85]/[.K85]" office:value-type="float" office:value="27.8283374415392" calcext:value-type="float">
            <text:p>27.828337441539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17595" calcext:value-type="float">
            <text:p>117595</text:p>
          </table:table-cell>
          <table:table-cell office:value-type="float" office:value="13773" calcext:value-type="float">
            <text:p>13773</text:p>
          </table:table-cell>
          <table:table-cell office:value-type="float" office:value="5.63333" calcext:value-type="float">
            <text:p>5.63333</text:p>
          </table:table-cell>
          <table:table-cell table:style-name="ce3" office:value-type="float" office:value="4.46667" calcext:value-type="float">
            <text:p>4.46667</text:p>
          </table:table-cell>
          <table:table-cell office:value-type="float" office:value="28.1591" calcext:value-type="float">
            <text:p>28.1591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[.Q86]/[.K86]" office:value-type="float" office:value="43.4328034083557" calcext:value-type="float">
            <text:p>43.432803408355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93379" calcext:value-type="float">
            <text:p>93379</text:p>
          </table:table-cell>
          <table:table-cell office:value-type="float" office:value="6262" calcext:value-type="float">
            <text:p>6262</text:p>
          </table:table-cell>
          <table:table-cell office:value-type="float" office:value="5.68" calcext:value-type="float">
            <text:p>5.68</text:p>
          </table:table-cell>
          <table:table-cell table:style-name="ce3" office:value-type="float" office:value="4.48" calcext:value-type="float">
            <text:p>4.48</text:p>
          </table:table-cell>
          <table:table-cell office:value-type="float" office:value="27.7484" calcext:value-type="float">
            <text:p>27.748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67.2" calcext:value-type="float">
            <text:p>267.2</text:p>
          </table:table-cell>
          <table:table-cell office:value-type="float" office:value="152.56" calcext:value-type="float">
            <text:p>152.56</text:p>
          </table:table-cell>
          <table:table-cell table:formula="of:=[.Q87]/[.K87]" office:value-type="float" office:value="59.6428571428571" calcext:value-type="float">
            <text:p>59.642857142857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6631" calcext:value-type="float">
            <text:p>206631</text:p>
          </table:table-cell>
          <table:table-cell office:value-type="float" office:value="24474" calcext:value-type="float">
            <text:p>24474</text:p>
          </table:table-cell>
          <table:table-cell office:value-type="float" office:value="5.64" calcext:value-type="float">
            <text:p>5.64</text:p>
          </table:table-cell>
          <table:table-cell table:style-name="ce3" office:value-type="float" office:value="4.48" calcext:value-type="float">
            <text:p>4.48</text:p>
          </table:table-cell>
          <table:table-cell office:value-type="float" office:value="28.2277" calcext:value-type="float">
            <text:p>28.227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45.9" calcext:value-type="float">
            <text:p>345.9</text:p>
          </table:table-cell>
          <table:table-cell office:value-type="float" office:value="116.29" calcext:value-type="float">
            <text:p>116.29</text:p>
          </table:table-cell>
          <table:table-cell table:formula="of:=[.Q88]/[.K88]" office:value-type="float" office:value="77.2098214285714" calcext:value-type="float">
            <text:p>77.2098214285714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6631" calcext:value-type="float">
            <text:p>206631</text:p>
          </table:table-cell>
          <table:table-cell office:value-type="float" office:value="24474" calcext:value-type="float">
            <text:p>24474</text:p>
          </table:table-cell>
          <table:table-cell office:value-type="float" office:value="5.64" calcext:value-type="float">
            <text:p>5.64</text:p>
          </table:table-cell>
          <table:table-cell table:style-name="ce3" office:value-type="float" office:value="4.48" calcext:value-type="float">
            <text:p>4.48</text:p>
          </table:table-cell>
          <table:table-cell office:value-type="float" office:value="28.2277" calcext:value-type="float">
            <text:p>28.227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45.9" calcext:value-type="float">
            <text:p>345.9</text:p>
          </table:table-cell>
          <table:table-cell office:value-type="float" office:value="116.29" calcext:value-type="float">
            <text:p>116.29</text:p>
          </table:table-cell>
          <table:table-cell table:formula="of:=[.Q89]/[.K89]" office:value-type="float" office:value="77.2098214285714" calcext:value-type="float">
            <text:p>77.2098214285714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6035" calcext:value-type="float">
            <text:p>206035</text:p>
          </table:table-cell>
          <table:table-cell office:value-type="float" office:value="24066" calcext:value-type="float">
            <text:p>24066</text:p>
          </table:table-cell>
          <table:table-cell office:value-type="float" office:value="5.7" calcext:value-type="float">
            <text:p>5.7</text:p>
          </table:table-cell>
          <table:table-cell table:style-name="ce3" office:value-type="float" office:value="4.55" calcext:value-type="float">
            <text:p>4.55</text:p>
          </table:table-cell>
          <table:table-cell office:value-type="float" office:value="27.9914" calcext:value-type="float">
            <text:p>27.99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27.9" calcext:value-type="float">
            <text:p>327.9</text:p>
          </table:table-cell>
          <table:table-cell office:value-type="float" office:value="38.39" calcext:value-type="float">
            <text:p>38.39</text:p>
          </table:table-cell>
          <table:table-cell table:formula="of:=[.Q90]/[.K90]" office:value-type="float" office:value="72.0659340659341" calcext:value-type="float">
            <text:p>72.065934065934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72960" calcext:value-type="float">
            <text:p>172960</text:p>
          </table:table-cell>
          <table:table-cell office:value-type="float" office:value="20339" calcext:value-type="float">
            <text:p>20339</text:p>
          </table:table-cell>
          <table:table-cell office:value-type="float" office:value="5.74" calcext:value-type="float">
            <text:p>5.74</text:p>
          </table:table-cell>
          <table:table-cell table:style-name="ce3" office:value-type="float" office:value="4.56" calcext:value-type="float">
            <text:p>4.56</text:p>
          </table:table-cell>
          <table:table-cell office:value-type="float" office:value="28.239" calcext:value-type="float">
            <text:p>28.23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[.Q91]/[.K91]" office:value-type="float" office:value="85.7456140350877" calcext:value-type="float">
            <text:p>85.745614035087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7785" calcext:value-type="float">
            <text:p>47785</text:p>
          </table:table-cell>
          <table:table-cell office:value-type="float" office:value="6044" calcext:value-type="float">
            <text:p>6044</text:p>
          </table:table-cell>
          <table:table-cell office:value-type="float" office:value="5.96" calcext:value-type="float">
            <text:p>5.96</text:p>
          </table:table-cell>
          <table:table-cell table:style-name="ce4" office:value-type="float" office:value="4.8" calcext:value-type="float">
            <text:p>4.8</text:p>
          </table:table-cell>
          <table:table-cell office:value-type="float" office:value="28.0918" calcext:value-type="float">
            <text:p>28.091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37" calcext:value-type="float">
            <text:p>137</text:p>
          </table:table-cell>
          <table:table-cell office:value-type="float" office:value="62.8" calcext:value-type="float">
            <text:p>62.8</text:p>
          </table:table-cell>
          <table:table-cell table:formula="of:=[.Q92]/[.K92]" office:value-type="float" office:value="28.5416666666667" calcext:value-type="float">
            <text:p>28.541666666666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7963" calcext:value-type="float">
            <text:p>107963</text:p>
          </table:table-cell>
          <table:table-cell office:value-type="float" office:value="13791" calcext:value-type="float">
            <text:p>13791</text:p>
          </table:table-cell>
          <table:table-cell office:value-type="float" office:value="6.04" calcext:value-type="float">
            <text:p>6.04</text:p>
          </table:table-cell>
          <table:table-cell table:style-name="ce4" office:value-type="float" office:value="4.84" calcext:value-type="float">
            <text:p>4.84</text:p>
          </table:table-cell>
          <table:table-cell office:value-type="float" office:value="29.1978" calcext:value-type="float">
            <text:p>29.197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54.4" calcext:value-type="float">
            <text:p>254.4</text:p>
          </table:table-cell>
          <table:table-cell office:value-type="float" office:value="39.04" calcext:value-type="float">
            <text:p>39.04</text:p>
          </table:table-cell>
          <table:table-cell table:formula="of:=[.Q93]/[.K93]" office:value-type="float" office:value="52.5619834710744" calcext:value-type="float">
            <text:p>52.5619834710744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9583" calcext:value-type="float">
            <text:p>29583</text:p>
          </table:table-cell>
          <table:table-cell office:value-type="float" office:value="4193" calcext:value-type="float">
            <text:p>4193</text:p>
          </table:table-cell>
          <table:table-cell office:value-type="float" office:value="6.24" calcext:value-type="float">
            <text:p>6.24</text:p>
          </table:table-cell>
          <table:table-cell table:style-name="ce3" office:value-type="float" office:value="5.08" calcext:value-type="float">
            <text:p>5.08</text:p>
          </table:table-cell>
          <table:table-cell office:value-type="float" office:value="29.0375" calcext:value-type="float">
            <text:p>29.03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1.35" calcext:value-type="float">
            <text:p>101.35</text:p>
          </table:table-cell>
          <table:table-cell office:value-type="float" office:value="188.528" calcext:value-type="float">
            <text:p>188.528</text:p>
          </table:table-cell>
          <table:table-cell table:formula="of:=[.Q94]/[.K94]" office:value-type="float" office:value="19.9507874015748" calcext:value-type="float">
            <text:p>19.9507874015748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2104" calcext:value-type="float">
            <text:p>32104</text:p>
          </table:table-cell>
          <table:table-cell office:value-type="float" office:value="4614" calcext:value-type="float">
            <text:p>4614</text:p>
          </table:table-cell>
          <table:table-cell office:value-type="float" office:value="6.6" calcext:value-type="float">
            <text:p>6.6</text:p>
          </table:table-cell>
          <table:table-cell table:style-name="ce3" office:value-type="float" office:value="5.36" calcext:value-type="float">
            <text:p>5.36</text:p>
          </table:table-cell>
          <table:table-cell office:value-type="float" office:value="30.9242" calcext:value-type="float">
            <text:p>30.924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85.15" calcext:value-type="float">
            <text:p>85.15</text:p>
          </table:table-cell>
          <table:table-cell office:value-type="float" office:value="5.8275" calcext:value-type="float">
            <text:p>5.8275</text:p>
          </table:table-cell>
          <table:table-cell table:formula="of:=[.Q95]/[.K95]" office:value-type="float" office:value="15.8861940298507" calcext:value-type="float">
            <text:p>15.886194029850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75484" calcext:value-type="float">
            <text:p>675484</text:p>
          </table:table-cell>
          <table:table-cell office:value-type="float" office:value="98293" calcext:value-type="float">
            <text:p>9829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.1" calcext:value-type="float">
            <text:p>9.1</text:p>
          </table:table-cell>
          <table:table-cell office:value-type="float" office:value="57.4695" calcext:value-type="float">
            <text:p>57.46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167.8" calcext:value-type="float">
            <text:p>1167.8</text:p>
          </table:table-cell>
          <table:table-cell office:value-type="float" office:value="21.16" calcext:value-type="float">
            <text:p>21.16</text:p>
          </table:table-cell>
          <table:table-cell table:formula="of:=[.Q96]/[.K96]" office:value-type="float" office:value="128.32967032967" calcext:value-type="float">
            <text:p>128.3296703296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15737" calcext:value-type="float">
            <text:p>215737</text:p>
          </table:table-cell>
          <table:table-cell office:value-type="float" office:value="29928" calcext:value-type="float">
            <text:p>29928</text:p>
          </table:table-cell>
          <table:table-cell office:value-type="float" office:value="10.3" calcext:value-type="float">
            <text:p>10.3</text:p>
          </table:table-cell>
          <table:table-cell table:style-name="ce3" office:value-type="float" office:value="9.3" calcext:value-type="float">
            <text:p>9.3</text:p>
          </table:table-cell>
          <table:table-cell office:value-type="float" office:value="56.9612" calcext:value-type="float">
            <text:p>56.96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57.15" calcext:value-type="float">
            <text:p>357.15</text:p>
          </table:table-cell>
          <table:table-cell office:value-type="float" office:value="36.0275" calcext:value-type="float">
            <text:p>36.0275</text:p>
          </table:table-cell>
          <table:table-cell table:formula="of:=[.Q97]/[.K97]" office:value-type="float" office:value="38.4032258064516" calcext:value-type="float">
            <text:p>38.403225806451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156591" calcext:value-type="float">
            <text:p>1156591</text:p>
          </table:table-cell>
          <table:table-cell office:value-type="float" office:value="167950" calcext:value-type="float">
            <text:p>167950</text:p>
          </table:table-cell>
          <table:table-cell office:value-type="float" office:value="10.3" calcext:value-type="float">
            <text:p>10.3</text:p>
          </table:table-cell>
          <table:table-cell table:style-name="ce3" office:value-type="float" office:value="9.4" calcext:value-type="float">
            <text:p>9.4</text:p>
          </table:table-cell>
          <table:table-cell office:value-type="float" office:value="57.9623" calcext:value-type="float">
            <text:p>57.962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149.6" calcext:value-type="float">
            <text:p>2149.6</text:p>
          </table:table-cell>
          <table:table-cell office:value-type="float" office:value="83.14" calcext:value-type="float">
            <text:p>83.14</text:p>
          </table:table-cell>
          <table:table-cell table:formula="of:=[.Q98]/[.K98]" office:value-type="float" office:value="228.68085106383" calcext:value-type="float">
            <text:p>228.68085106383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89" calcext:value-type="float">
            <text:p>181489</text:p>
          </table:table-cell>
          <table:table-cell office:value-type="float" office:value="22997" calcext:value-type="float">
            <text:p>22997</text:p>
          </table:table-cell>
          <table:table-cell office:value-type="float" office:value="10.5333" calcext:value-type="float">
            <text:p>10.5333</text:p>
          </table:table-cell>
          <table:table-cell table:style-name="ce3" office:value-type="float" office:value="9.53333" calcext:value-type="float">
            <text:p>9.53333</text:p>
          </table:table-cell>
          <table:table-cell office:value-type="float" office:value="58.1758" calcext:value-type="float">
            <text:p>58.175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24.75" calcext:value-type="float">
            <text:p>324.75</text:p>
          </table:table-cell>
          <table:table-cell office:value-type="float" office:value="71.8875" calcext:value-type="float">
            <text:p>71.8875</text:p>
          </table:table-cell>
          <table:table-cell table:formula="of:=[.Q99]/[.K99]" office:value-type="float" office:value="34.0646972254186" calcext:value-type="float">
            <text:p>34.064697225418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89" calcext:value-type="float">
            <text:p>181489</text:p>
          </table:table-cell>
          <table:table-cell office:value-type="float" office:value="22997" calcext:value-type="float">
            <text:p>22997</text:p>
          </table:table-cell>
          <table:table-cell office:value-type="float" office:value="10.5333" calcext:value-type="float">
            <text:p>10.5333</text:p>
          </table:table-cell>
          <table:table-cell table:style-name="ce3" office:value-type="float" office:value="9.53333" calcext:value-type="float">
            <text:p>9.53333</text:p>
          </table:table-cell>
          <table:table-cell office:value-type="float" office:value="58.1758" calcext:value-type="float">
            <text:p>58.175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24.75" calcext:value-type="float">
            <text:p>324.75</text:p>
          </table:table-cell>
          <table:table-cell office:value-type="float" office:value="71.8875" calcext:value-type="float">
            <text:p>71.8875</text:p>
          </table:table-cell>
          <table:table-cell table:formula="of:=[.Q100]/[.K100]" office:value-type="float" office:value="34.0646972254186" calcext:value-type="float">
            <text:p>34.064697225418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58144" calcext:value-type="float">
            <text:p>258144</text:p>
          </table:table-cell>
          <table:table-cell office:value-type="float" office:value="32884" calcext:value-type="float">
            <text:p>32884</text:p>
          </table:table-cell>
          <table:table-cell office:value-type="float" office:value="10.4" calcext:value-type="float">
            <text:p>10.4</text:p>
          </table:table-cell>
          <table:table-cell table:style-name="ce3" office:value-type="float" office:value="9.53333" calcext:value-type="float">
            <text:p>9.53333</text:p>
          </table:table-cell>
          <table:table-cell office:value-type="float" office:value="59.0331" calcext:value-type="float">
            <text:p>59.0331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76.25" calcext:value-type="float">
            <text:p>376.25</text:p>
          </table:table-cell>
          <table:table-cell office:value-type="float" office:value="15.3875" calcext:value-type="float">
            <text:p>15.3875</text:p>
          </table:table-cell>
          <table:table-cell table:formula="of:=[.Q101]/[.K101]" office:value-type="float" office:value="39.4667970163626" calcext:value-type="float">
            <text:p>39.466797016362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58144" calcext:value-type="float">
            <text:p>258144</text:p>
          </table:table-cell>
          <table:table-cell office:value-type="float" office:value="32884" calcext:value-type="float">
            <text:p>32884</text:p>
          </table:table-cell>
          <table:table-cell office:value-type="float" office:value="10.4" calcext:value-type="float">
            <text:p>10.4</text:p>
          </table:table-cell>
          <table:table-cell table:style-name="ce3" office:value-type="float" office:value="9.53333" calcext:value-type="float">
            <text:p>9.53333</text:p>
          </table:table-cell>
          <table:table-cell office:value-type="float" office:value="59.0331" calcext:value-type="float">
            <text:p>59.0331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76.25" calcext:value-type="float">
            <text:p>376.25</text:p>
          </table:table-cell>
          <table:table-cell office:value-type="float" office:value="15.3875" calcext:value-type="float">
            <text:p>15.3875</text:p>
          </table:table-cell>
          <table:table-cell table:formula="of:=[.Q102]/[.K102]" office:value-type="float" office:value="39.4667970163626" calcext:value-type="float">
            <text:p>39.466797016362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2930" calcext:value-type="float">
            <text:p>202930</text:p>
          </table:table-cell>
          <table:table-cell office:value-type="float" office:value="24128" calcext:value-type="float">
            <text:p>24128</text:p>
          </table:table-cell>
          <table:table-cell office:value-type="float" office:value="11.1333" calcext:value-type="float">
            <text:p>11.1333</text:p>
          </table:table-cell>
          <table:table-cell table:style-name="ce3" office:value-type="float" office:value="9.66667" calcext:value-type="float">
            <text:p>9.66667</text:p>
          </table:table-cell>
          <table:table-cell office:value-type="float" office:value="68.5063" calcext:value-type="float">
            <text:p>68.506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42.6" calcext:value-type="float">
            <text:p>342.6</text:p>
          </table:table-cell>
          <table:table-cell office:value-type="float" office:value="63.94" calcext:value-type="float">
            <text:p>63.94</text:p>
          </table:table-cell>
          <table:table-cell table:formula="of:=[.Q103]/[.K103]" office:value-type="float" office:value="35.4413670891838" calcext:value-type="float">
            <text:p>35.4413670891838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2930" calcext:value-type="float">
            <text:p>202930</text:p>
          </table:table-cell>
          <table:table-cell office:value-type="float" office:value="24128" calcext:value-type="float">
            <text:p>24128</text:p>
          </table:table-cell>
          <table:table-cell office:value-type="float" office:value="11.1333" calcext:value-type="float">
            <text:p>11.1333</text:p>
          </table:table-cell>
          <table:table-cell table:style-name="ce3" office:value-type="float" office:value="9.66667" calcext:value-type="float">
            <text:p>9.66667</text:p>
          </table:table-cell>
          <table:table-cell office:value-type="float" office:value="68.5063" calcext:value-type="float">
            <text:p>68.506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42.6" calcext:value-type="float">
            <text:p>342.6</text:p>
          </table:table-cell>
          <table:table-cell office:value-type="float" office:value="63.94" calcext:value-type="float">
            <text:p>63.94</text:p>
          </table:table-cell>
          <table:table-cell table:formula="of:=[.Q104]/[.K104]" office:value-type="float" office:value="35.4413670891838" calcext:value-type="float">
            <text:p>35.4413670891838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00757" calcext:value-type="float">
            <text:p>600757</text:p>
          </table:table-cell>
          <table:table-cell office:value-type="float" office:value="71636" calcext:value-type="float">
            <text:p>71636</text:p>
          </table:table-cell>
          <table:table-cell office:value-type="float" office:value="11.1333" calcext:value-type="float">
            <text:p>11.1333</text:p>
          </table:table-cell>
          <table:table-cell table:style-name="ce3" office:value-type="float" office:value="9.66667" calcext:value-type="float">
            <text:p>9.66667</text:p>
          </table:table-cell>
          <table:table-cell office:value-type="float" office:value="68.627" calcext:value-type="float">
            <text:p>68.627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46.5" calcext:value-type="float">
            <text:p>946.5</text:p>
          </table:table-cell>
          <table:table-cell office:value-type="float" office:value="1061.35" calcext:value-type="float">
            <text:p>1061.35</text:p>
          </table:table-cell>
          <table:table-cell table:formula="of:=[.Q105]/[.K105]" office:value-type="float" office:value="97.913759340083" calcext:value-type="float">
            <text:p>97.913759340083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00757" calcext:value-type="float">
            <text:p>600757</text:p>
          </table:table-cell>
          <table:table-cell office:value-type="float" office:value="71636" calcext:value-type="float">
            <text:p>71636</text:p>
          </table:table-cell>
          <table:table-cell office:value-type="float" office:value="11.1333" calcext:value-type="float">
            <text:p>11.1333</text:p>
          </table:table-cell>
          <table:table-cell table:style-name="ce3" office:value-type="float" office:value="9.66667" calcext:value-type="float">
            <text:p>9.66667</text:p>
          </table:table-cell>
          <table:table-cell office:value-type="float" office:value="68.627" calcext:value-type="float">
            <text:p>68.627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46.5" calcext:value-type="float">
            <text:p>946.5</text:p>
          </table:table-cell>
          <table:table-cell office:value-type="float" office:value="1061.35" calcext:value-type="float">
            <text:p>1061.35</text:p>
          </table:table-cell>
          <table:table-cell table:formula="of:=[.Q106]/[.K106]" office:value-type="float" office:value="97.913759340083" calcext:value-type="float">
            <text:p>97.913759340083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719741" calcext:value-type="float">
            <text:p>3719741</text:p>
          </table:table-cell>
          <table:table-cell office:value-type="float" office:value="529363" calcext:value-type="float">
            <text:p>529363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9.7" calcext:value-type="float">
            <text:p>9.7</text:p>
          </table:table-cell>
          <table:table-cell office:value-type="float" office:value="68.8247" calcext:value-type="float">
            <text:p>68.82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8357.55" calcext:value-type="float">
            <text:p>8357.55</text:p>
          </table:table-cell>
          <table:table-cell office:value-type="float" office:value="56.8475" calcext:value-type="float">
            <text:p>56.8475</text:p>
          </table:table-cell>
          <table:table-cell table:formula="of:=[.Q107]/[.K107]" office:value-type="float" office:value="861.603092783505" calcext:value-type="float">
            <text:p>861.603092783505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796336" calcext:value-type="float">
            <text:p>3796336</text:p>
          </table:table-cell>
          <table:table-cell office:value-type="float" office:value="553924" calcext:value-type="float">
            <text:p>553924</text:p>
          </table:table-cell>
          <table:table-cell office:value-type="float" office:value="11.1" calcext:value-type="float">
            <text:p>11.1</text:p>
          </table:table-cell>
          <table:table-cell table:style-name="ce3" office:value-type="float" office:value="9.7" calcext:value-type="float">
            <text:p>9.7</text:p>
          </table:table-cell>
          <table:table-cell office:value-type="float" office:value="68.02" calcext:value-type="float">
            <text:p>68.0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8370.7" calcext:value-type="float">
            <text:p>8370.7</text:p>
          </table:table-cell>
          <table:table-cell office:value-type="float" office:value="210.21" calcext:value-type="float">
            <text:p>210.21</text:p>
          </table:table-cell>
          <table:table-cell table:formula="of:=[.Q108]/[.K108]" office:value-type="float" office:value="862.958762886598" calcext:value-type="float">
            <text:p>862.958762886598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33921" calcext:value-type="float">
            <text:p>333921</text:p>
          </table:table-cell>
          <table:table-cell office:value-type="float" office:value="40492" calcext:value-type="float">
            <text:p>40492</text:p>
          </table:table-cell>
          <table:table-cell office:value-type="float" office:value="11.2667" calcext:value-type="float">
            <text:p>11.2667</text:p>
          </table:table-cell>
          <table:table-cell table:style-name="ce3" office:value-type="float" office:value="9.73333" calcext:value-type="float">
            <text:p>9.73333</text:p>
          </table:table-cell>
          <table:table-cell office:value-type="float" office:value="68.214" calcext:value-type="float">
            <text:p>68.21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499.15" calcext:value-type="float">
            <text:p>499.15</text:p>
          </table:table-cell>
          <table:table-cell office:value-type="float" office:value="201.228" calcext:value-type="float">
            <text:p>201.228</text:p>
          </table:table-cell>
          <table:table-cell table:formula="of:=[.Q109]/[.K109]" office:value-type="float" office:value="51.2825518090931" calcext:value-type="float">
            <text:p>51.282551809093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33921" calcext:value-type="float">
            <text:p>333921</text:p>
          </table:table-cell>
          <table:table-cell office:value-type="float" office:value="40492" calcext:value-type="float">
            <text:p>40492</text:p>
          </table:table-cell>
          <table:table-cell office:value-type="float" office:value="11.2667" calcext:value-type="float">
            <text:p>11.2667</text:p>
          </table:table-cell>
          <table:table-cell table:style-name="ce3" office:value-type="float" office:value="9.73333" calcext:value-type="float">
            <text:p>9.73333</text:p>
          </table:table-cell>
          <table:table-cell office:value-type="float" office:value="68.214" calcext:value-type="float">
            <text:p>68.21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499.15" calcext:value-type="float">
            <text:p>499.15</text:p>
          </table:table-cell>
          <table:table-cell office:value-type="float" office:value="201.228" calcext:value-type="float">
            <text:p>201.228</text:p>
          </table:table-cell>
          <table:table-cell table:formula="of:=[.Q110]/[.K110]" office:value-type="float" office:value="51.2825518090931" calcext:value-type="float">
            <text:p>51.282551809093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79885" calcext:value-type="float">
            <text:p>579885</text:p>
          </table:table-cell>
          <table:table-cell office:value-type="float" office:value="73321" calcext:value-type="float">
            <text:p>73321</text:p>
          </table:table-cell>
          <table:table-cell office:value-type="float" office:value="10.6667" calcext:value-type="float">
            <text:p>10.6667</text:p>
          </table:table-cell>
          <table:table-cell table:style-name="ce3" office:value-type="float" office:value="9.73333" calcext:value-type="float">
            <text:p>9.73333</text:p>
          </table:table-cell>
          <table:table-cell office:value-type="float" office:value="59.6355" calcext:value-type="float">
            <text:p>59.6355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38.55" calcext:value-type="float">
            <text:p>938.55</text:p>
          </table:table-cell>
          <table:table-cell office:value-type="float" office:value="271.048" calcext:value-type="float">
            <text:p>271.048</text:p>
          </table:table-cell>
          <table:table-cell table:formula="of:=[.Q111]/[.K111]" office:value-type="float" office:value="96.4264028857544" calcext:value-type="float">
            <text:p>96.4264028857544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79885" calcext:value-type="float">
            <text:p>579885</text:p>
          </table:table-cell>
          <table:table-cell office:value-type="float" office:value="73321" calcext:value-type="float">
            <text:p>73321</text:p>
          </table:table-cell>
          <table:table-cell office:value-type="float" office:value="10.6667" calcext:value-type="float">
            <text:p>10.6667</text:p>
          </table:table-cell>
          <table:table-cell table:style-name="ce3" office:value-type="float" office:value="9.73333" calcext:value-type="float">
            <text:p>9.73333</text:p>
          </table:table-cell>
          <table:table-cell office:value-type="float" office:value="59.6355" calcext:value-type="float">
            <text:p>59.6355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38.55" calcext:value-type="float">
            <text:p>938.55</text:p>
          </table:table-cell>
          <table:table-cell office:value-type="float" office:value="271.048" calcext:value-type="float">
            <text:p>271.048</text:p>
          </table:table-cell>
          <table:table-cell table:formula="of:=[.Q112]/[.K112]" office:value-type="float" office:value="96.4264028857544" calcext:value-type="float">
            <text:p>96.4264028857544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6016" calcext:value-type="float">
            <text:p>186016</text:p>
          </table:table-cell>
          <table:table-cell office:value-type="float" office:value="21332" calcext:value-type="float">
            <text:p>21332</text:p>
          </table:table-cell>
          <table:table-cell office:value-type="float" office:value="11.4" calcext:value-type="float">
            <text:p>11.4</text:p>
          </table:table-cell>
          <table:table-cell table:style-name="ce3" office:value-type="float" office:value="9.8" calcext:value-type="float">
            <text:p>9.8</text:p>
          </table:table-cell>
          <table:table-cell office:value-type="float" office:value="69.6237" calcext:value-type="float">
            <text:p>69.623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30.25" calcext:value-type="float">
            <text:p>330.25</text:p>
          </table:table-cell>
          <table:table-cell office:value-type="float" office:value="53.7875" calcext:value-type="float">
            <text:p>53.7875</text:p>
          </table:table-cell>
          <table:table-cell table:formula="of:=[.Q113]/[.K113]" office:value-type="float" office:value="33.6989795918367" calcext:value-type="float">
            <text:p>33.698979591836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47593" calcext:value-type="float">
            <text:p>547593</text:p>
          </table:table-cell>
          <table:table-cell office:value-type="float" office:value="72176" calcext:value-type="float">
            <text:p>72176</text:p>
          </table:table-cell>
          <table:table-cell office:value-type="float" office:value="11.3" calcext:value-type="float">
            <text:p>11.3</text:p>
          </table:table-cell>
          <table:table-cell table:style-name="ce3" office:value-type="float" office:value="9.8" calcext:value-type="float">
            <text:p>9.8</text:p>
          </table:table-cell>
          <table:table-cell office:value-type="float" office:value="69.6884" calcext:value-type="float">
            <text:p>69.688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981.7" calcext:value-type="float">
            <text:p>981.7</text:p>
          </table:table-cell>
          <table:table-cell office:value-type="float" office:value="14.11" calcext:value-type="float">
            <text:p>14.11</text:p>
          </table:table-cell>
          <table:table-cell table:formula="of:=[.Q114]/[.K114]" office:value-type="float" office:value="100.173469387755" calcext:value-type="float">
            <text:p>100.173469387755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67" calcext:value-type="float">
            <text:p>181467</text:p>
          </table:table-cell>
          <table:table-cell office:value-type="float" office:value="20585" calcext:value-type="float">
            <text:p>20585</text:p>
          </table:table-cell>
          <table:table-cell office:value-type="float" office:value="11.44" calcext:value-type="float">
            <text:p>11.44</text:p>
          </table:table-cell>
          <table:table-cell table:style-name="ce3" office:value-type="float" office:value="9.96" calcext:value-type="float">
            <text:p>9.96</text:p>
          </table:table-cell>
          <table:table-cell office:value-type="float" office:value="70.1241" calcext:value-type="float">
            <text:p>70.12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57.65" calcext:value-type="float">
            <text:p>357.65</text:p>
          </table:table-cell>
          <table:table-cell office:value-type="float" office:value="149.528" calcext:value-type="float">
            <text:p>149.528</text:p>
          </table:table-cell>
          <table:table-cell table:formula="of:=[.Q115]/[.K115]" office:value-type="float" office:value="35.9086345381526" calcext:value-type="float">
            <text:p>35.908634538152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67" calcext:value-type="float">
            <text:p>181467</text:p>
          </table:table-cell>
          <table:table-cell office:value-type="float" office:value="20585" calcext:value-type="float">
            <text:p>20585</text:p>
          </table:table-cell>
          <table:table-cell office:value-type="float" office:value="11.44" calcext:value-type="float">
            <text:p>11.44</text:p>
          </table:table-cell>
          <table:table-cell table:style-name="ce3" office:value-type="float" office:value="9.96" calcext:value-type="float">
            <text:p>9.96</text:p>
          </table:table-cell>
          <table:table-cell office:value-type="float" office:value="70.1241" calcext:value-type="float">
            <text:p>70.12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57.65" calcext:value-type="float">
            <text:p>357.65</text:p>
          </table:table-cell>
          <table:table-cell office:value-type="float" office:value="149.528" calcext:value-type="float">
            <text:p>149.528</text:p>
          </table:table-cell>
          <table:table-cell table:formula="of:=[.Q116]/[.K116]" office:value-type="float" office:value="35.9086345381526" calcext:value-type="float">
            <text:p>35.908634538152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27993" calcext:value-type="float">
            <text:p>527993</text:p>
          </table:table-cell>
          <table:table-cell office:value-type="float" office:value="59805" calcext:value-type="float">
            <text:p>59805</text:p>
          </table:table-cell>
          <table:table-cell office:value-type="float" office:value="11.36" calcext:value-type="float">
            <text:p>11.36</text:p>
          </table:table-cell>
          <table:table-cell table:style-name="ce3" office:value-type="float" office:value="9.96" calcext:value-type="float">
            <text:p>9.96</text:p>
          </table:table-cell>
          <table:table-cell office:value-type="float" office:value="69.095" calcext:value-type="float">
            <text:p>69.09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853.3" calcext:value-type="float">
            <text:p>853.3</text:p>
          </table:table-cell>
          <table:table-cell office:value-type="float" office:value="17.31" calcext:value-type="float">
            <text:p>17.31</text:p>
          </table:table-cell>
          <table:table-cell table:formula="of:=[.Q117]/[.K117]" office:value-type="float" office:value="85.6726907630522" calcext:value-type="float">
            <text:p>85.672690763052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27993" calcext:value-type="float">
            <text:p>527993</text:p>
          </table:table-cell>
          <table:table-cell office:value-type="float" office:value="59805" calcext:value-type="float">
            <text:p>59805</text:p>
          </table:table-cell>
          <table:table-cell office:value-type="float" office:value="11.36" calcext:value-type="float">
            <text:p>11.36</text:p>
          </table:table-cell>
          <table:table-cell table:style-name="ce3" office:value-type="float" office:value="9.96" calcext:value-type="float">
            <text:p>9.96</text:p>
          </table:table-cell>
          <table:table-cell office:value-type="float" office:value="69.095" calcext:value-type="float">
            <text:p>69.09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853.3" calcext:value-type="float">
            <text:p>853.3</text:p>
          </table:table-cell>
          <table:table-cell office:value-type="float" office:value="17.31" calcext:value-type="float">
            <text:p>17.31</text:p>
          </table:table-cell>
          <table:table-cell table:formula="of:=[.Q118]/[.K118]" office:value-type="float" office:value="85.6726907630522" calcext:value-type="float">
            <text:p>85.672690763052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23701" calcext:value-type="float">
            <text:p>123701</text:p>
          </table:table-cell>
          <table:table-cell office:value-type="float" office:value="14266" calcext:value-type="float">
            <text:p>14266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10.0333" calcext:value-type="float">
            <text:p>10.0333</text:p>
          </table:table-cell>
          <table:table-cell office:value-type="float" office:value="58.5838" calcext:value-type="float">
            <text:p>58.5838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86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[.Q119]/[.K119]" office:value-type="float" office:value="25.1163625128323" calcext:value-type="float">
            <text:p>25.1163625128323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14860" calcext:value-type="float">
            <text:p>314860</text:p>
          </table:table-cell>
          <table:table-cell office:value-type="float" office:value="36443" calcext:value-type="float">
            <text:p>36443</text:p>
          </table:table-cell>
          <table:table-cell office:value-type="float" office:value="11.45" calcext:value-type="float">
            <text:p>11.45</text:p>
          </table:table-cell>
          <table:table-cell table:style-name="ce3" office:value-type="float" office:value="10.05" calcext:value-type="float">
            <text:p>10.05</text:p>
          </table:table-cell>
          <table:table-cell office:value-type="float" office:value="69.0622" calcext:value-type="float">
            <text:p>69.062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459.35" calcext:value-type="float">
            <text:p>459.35</text:p>
          </table:table-cell>
          <table:table-cell office:value-type="float" office:value="11.0275" calcext:value-type="float">
            <text:p>11.0275</text:p>
          </table:table-cell>
          <table:table-cell table:formula="of:=[.Q120]/[.K120]" office:value-type="float" office:value="45.7064676616915" calcext:value-type="float">
            <text:p>45.7064676616915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41408" calcext:value-type="float">
            <text:p>541408</text:p>
          </table:table-cell>
          <table:table-cell office:value-type="float" office:value="61714" calcext:value-type="float">
            <text:p>61714</text:p>
          </table:table-cell>
          <table:table-cell office:value-type="float" office:value="11.55" calcext:value-type="float">
            <text:p>11.55</text:p>
          </table:table-cell>
          <table:table-cell table:style-name="ce3" office:value-type="float" office:value="10.05" calcext:value-type="float">
            <text:p>10.05</text:p>
          </table:table-cell>
          <table:table-cell office:value-type="float" office:value="70.9806" calcext:value-type="float">
            <text:p>70.980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827.9" calcext:value-type="float">
            <text:p>827.9</text:p>
          </table:table-cell>
          <table:table-cell office:value-type="float" office:value="56.09" calcext:value-type="float">
            <text:p>56.09</text:p>
          </table:table-cell>
          <table:table-cell table:formula="of:=[.Q121]/[.K121]" office:value-type="float" office:value="82.3781094527363" calcext:value-type="float">
            <text:p>82.3781094527363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31466" calcext:value-type="float">
            <text:p>431466</text:p>
          </table:table-cell>
          <table:table-cell office:value-type="float" office:value="27338" calcext:value-type="float">
            <text:p>27338</text:p>
          </table:table-cell>
          <table:table-cell office:value-type="float" office:value="11.64" calcext:value-type="float">
            <text:p>11.64</text:p>
          </table:table-cell>
          <table:table-cell table:style-name="ce3" office:value-type="float" office:value="10.08" calcext:value-type="float">
            <text:p>10.08</text:p>
          </table:table-cell>
          <table:table-cell office:value-type="float" office:value="70.6947" calcext:value-type="float">
            <text:p>70.694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582.4" calcext:value-type="float">
            <text:p>1582.4</text:p>
          </table:table-cell>
          <table:table-cell office:value-type="float" office:value="379.84" calcext:value-type="float">
            <text:p>379.84</text:p>
          </table:table-cell>
          <table:table-cell table:formula="of:=[.Q122]/[.K122]" office:value-type="float" office:value="156.984126984127" calcext:value-type="float">
            <text:p>156.984126984127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99173" calcext:value-type="float">
            <text:p>99173</text:p>
          </table:table-cell>
          <table:table-cell office:value-type="float" office:value="12193" calcext:value-type="float">
            <text:p>12193</text:p>
          </table:table-cell>
          <table:table-cell office:value-type="float" office:value="11.6" calcext:value-type="float">
            <text:p>11.6</text:p>
          </table:table-cell>
          <table:table-cell table:style-name="ce4" office:value-type="float" office:value="10.12" calcext:value-type="float">
            <text:p>10.12</text:p>
          </table:table-cell>
          <table:table-cell office:value-type="float" office:value="70.1134" calcext:value-type="float">
            <text:p>70.113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05" calcext:value-type="float">
            <text:p>305</text:p>
          </table:table-cell>
          <table:table-cell office:value-type="float" office:value="139.2" calcext:value-type="float">
            <text:p>139.2</text:p>
          </table:table-cell>
          <table:table-cell table:formula="of:=[.Q123]/[.K123]" office:value-type="float" office:value="30.1383399209486" calcext:value-type="float">
            <text:p>30.138339920948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04541" calcext:value-type="float">
            <text:p>304541</text:p>
          </table:table-cell>
          <table:table-cell office:value-type="float" office:value="34792" calcext:value-type="float">
            <text:p>34792</text:p>
          </table:table-cell>
          <table:table-cell office:value-type="float" office:value="11.6" calcext:value-type="float">
            <text:p>11.6</text:p>
          </table:table-cell>
          <table:table-cell table:style-name="ce3" office:value-type="float" office:value="10.16" calcext:value-type="float">
            <text:p>10.16</text:p>
          </table:table-cell>
          <table:table-cell office:value-type="float" office:value="69.722" calcext:value-type="float">
            <text:p>69.72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478.75" calcext:value-type="float">
            <text:p>478.75</text:p>
          </table:table-cell>
          <table:table-cell office:value-type="float" office:value="43.9875" calcext:value-type="float">
            <text:p>43.9875</text:p>
          </table:table-cell>
          <table:table-cell table:formula="of:=[.Q124]/[.K124]" office:value-type="float" office:value="47.121062992126" calcext:value-type="float">
            <text:p>47.12106299212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04541" calcext:value-type="float">
            <text:p>304541</text:p>
          </table:table-cell>
          <table:table-cell office:value-type="float" office:value="34792" calcext:value-type="float">
            <text:p>34792</text:p>
          </table:table-cell>
          <table:table-cell office:value-type="float" office:value="11.6" calcext:value-type="float">
            <text:p>11.6</text:p>
          </table:table-cell>
          <table:table-cell table:style-name="ce3" office:value-type="float" office:value="10.16" calcext:value-type="float">
            <text:p>10.16</text:p>
          </table:table-cell>
          <table:table-cell office:value-type="float" office:value="69.722" calcext:value-type="float">
            <text:p>69.72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478.75" calcext:value-type="float">
            <text:p>478.75</text:p>
          </table:table-cell>
          <table:table-cell office:value-type="float" office:value="43.9875" calcext:value-type="float">
            <text:p>43.9875</text:p>
          </table:table-cell>
          <table:table-cell table:formula="of:=[.Q125]/[.K125]" office:value-type="float" office:value="47.121062992126" calcext:value-type="float">
            <text:p>47.12106299212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5739" calcext:value-type="float">
            <text:p>185739</text:p>
          </table:table-cell>
          <table:table-cell office:value-type="float" office:value="20926" calcext:value-type="float">
            <text:p>20926</text:p>
          </table:table-cell>
          <table:table-cell office:value-type="float" office:value="11.7333" calcext:value-type="float">
            <text:p>11.7333</text:p>
          </table:table-cell>
          <table:table-cell table:style-name="ce3" office:value-type="float" office:value="10.2667" calcext:value-type="float">
            <text:p>10.2667</text:p>
          </table:table-cell>
          <table:table-cell office:value-type="float" office:value="70.6305" calcext:value-type="float">
            <text:p>70.6305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101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Q126]/[.K126]" office:value-type="float" office:value="38.3764987776014" calcext:value-type="float">
            <text:p>38.3764987776014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778018" calcext:value-type="float">
            <text:p>1778018</text:p>
          </table:table-cell>
          <table:table-cell office:value-type="float" office:value="114323" calcext:value-type="float">
            <text:p>114323</text:p>
          </table:table-cell>
          <table:table-cell office:value-type="float" office:value="11.76" calcext:value-type="float">
            <text:p>11.76</text:p>
          </table:table-cell>
          <table:table-cell table:style-name="ce3" office:value-type="float" office:value="10.32" calcext:value-type="float">
            <text:p>10.32</text:p>
          </table:table-cell>
          <table:table-cell office:value-type="float" office:value="70.6696" calcext:value-type="float">
            <text:p>70.669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026.8" calcext:value-type="float">
            <text:p>6026.8</text:p>
          </table:table-cell>
          <table:table-cell office:value-type="float" office:value="25429.8" calcext:value-type="float">
            <text:p>25429.8</text:p>
          </table:table-cell>
          <table:table-cell table:formula="of:=[.Q127]/[.K127]" office:value-type="float" office:value="583.992248062016" calcext:value-type="float">
            <text:p>583.99224806201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44662" calcext:value-type="float">
            <text:p>244662</text:p>
          </table:table-cell>
          <table:table-cell office:value-type="float" office:value="28727" calcext:value-type="float">
            <text:p>28727</text:p>
          </table:table-cell>
          <table:table-cell office:value-type="float" office:value="11.3" calcext:value-type="float">
            <text:p>11.3</text:p>
          </table:table-cell>
          <table:table-cell table:style-name="ce3" office:value-type="float" office:value="10.4" calcext:value-type="float">
            <text:p>10.4</text:p>
          </table:table-cell>
          <table:table-cell office:value-type="float" office:value="61.5235" calcext:value-type="float">
            <text:p>61.5235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[.Q128]/[.K128]" office:value-type="float" office:value="39.6153846153846" calcext:value-type="float">
            <text:p>39.6153846153846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58837" calcext:value-type="float">
            <text:p>258837</text:p>
          </table:table-cell>
          <table:table-cell office:value-type="float" office:value="16904" calcext:value-type="float">
            <text:p>16904</text:p>
          </table:table-cell>
          <table:table-cell office:value-type="float" office:value="11.32" calcext:value-type="float">
            <text:p>11.32</text:p>
          </table:table-cell>
          <table:table-cell table:style-name="ce3" office:value-type="float" office:value="10.44" calcext:value-type="float">
            <text:p>10.44</text:p>
          </table:table-cell>
          <table:table-cell office:value-type="float" office:value="58.9583" calcext:value-type="float">
            <text:p>58.958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80.8" calcext:value-type="float">
            <text:p>880.8</text:p>
          </table:table-cell>
          <table:table-cell office:value-type="float" office:value="45.36" calcext:value-type="float">
            <text:p>45.36</text:p>
          </table:table-cell>
          <table:table-cell table:formula="of:=[.Q129]/[.K129]" office:value-type="float" office:value="84.367816091954" calcext:value-type="float">
            <text:p>84.367816091954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5672" calcext:value-type="float">
            <text:p>185672</text:p>
          </table:table-cell>
          <table:table-cell office:value-type="float" office:value="12358" calcext:value-type="float">
            <text:p>12358</text:p>
          </table:table-cell>
          <table:table-cell office:value-type="float" office:value="11.52" calcext:value-type="float">
            <text:p>11.52</text:p>
          </table:table-cell>
          <table:table-cell table:style-name="ce3" office:value-type="float" office:value="10.64" calcext:value-type="float">
            <text:p>10.64</text:p>
          </table:table-cell>
          <table:table-cell office:value-type="float" office:value="60.5382" calcext:value-type="float">
            <text:p>60.538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487" calcext:value-type="float">
            <text:p>487</text:p>
          </table:table-cell>
          <table:table-cell office:value-type="float" office:value="24.8" calcext:value-type="float">
            <text:p>24.8</text:p>
          </table:table-cell>
          <table:table-cell table:formula="of:=[.Q130]/[.K130]" office:value-type="float" office:value="45.7706766917293" calcext:value-type="float">
            <text:p>45.7706766917293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0036" calcext:value-type="float">
            <text:p>60036</text:p>
          </table:table-cell>
          <table:table-cell office:value-type="float" office:value="7636" calcext:value-type="float">
            <text:p>7636</text:p>
          </table:table-cell>
          <table:table-cell office:value-type="float" office:value="11.68" calcext:value-type="float">
            <text:p>11.68</text:p>
          </table:table-cell>
          <table:table-cell table:style-name="ce4" office:value-type="float" office:value="10.76" calcext:value-type="float">
            <text:p>10.76</text:p>
          </table:table-cell>
          <table:table-cell office:value-type="float" office:value="60.4099" calcext:value-type="float">
            <text:p>60.409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table:formula="of:=[.Q131]/[.K131]" office:value-type="float" office:value="16.3568773234201" calcext:value-type="float">
            <text:p>16.356877323420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96687" calcext:value-type="float">
            <text:p>196687</text:p>
          </table:table-cell>
          <table:table-cell office:value-type="float" office:value="24819" calcext:value-type="float">
            <text:p>24819</text:p>
          </table:table-cell>
          <table:table-cell office:value-type="float" office:value="12.4" calcext:value-type="float">
            <text:p>12.4</text:p>
          </table:table-cell>
          <table:table-cell table:style-name="ce4" office:value-type="float" office:value="10.96" calcext:value-type="float">
            <text:p>10.96</text:p>
          </table:table-cell>
          <table:table-cell office:value-type="float" office:value="72.1927" calcext:value-type="float">
            <text:p>72.192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3.4" calcext:value-type="float">
            <text:p>463.4</text:p>
          </table:table-cell>
          <table:table-cell office:value-type="float" office:value="15.84" calcext:value-type="float">
            <text:p>15.84</text:p>
          </table:table-cell>
          <table:table-cell table:formula="of:=[.Q132]/[.K132]" office:value-type="float" office:value="42.2810218978102" calcext:value-type="float">
            <text:p>42.281021897810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6770" calcext:value-type="float">
            <text:p>106770</text:p>
          </table:table-cell>
          <table:table-cell office:value-type="float" office:value="13600" calcext:value-type="float">
            <text:p>13600</text:p>
          </table:table-cell>
          <table:table-cell office:value-type="float" office:value="12.04" calcext:value-type="float">
            <text:p>12.04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61.8289" calcext:value-type="float">
            <text:p>61.828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50.8" calcext:value-type="float">
            <text:p>250.8</text:p>
          </table:table-cell>
          <table:table-cell office:value-type="float" office:value="277.36" calcext:value-type="float">
            <text:p>277.36</text:p>
          </table:table-cell>
          <table:table-cell table:formula="of:=[.Q133]/[.K133]" office:value-type="float" office:value="22.8" calcext:value-type="float">
            <text:p>22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259349" calcext:value-type="float">
            <text:p>4259349</text:p>
          </table:table-cell>
          <table:table-cell office:value-type="float" office:value="506733" calcext:value-type="float">
            <text:p>506733</text:p>
          </table:table-cell>
          <table:table-cell office:value-type="float" office:value="12.52" calcext:value-type="float">
            <text:p>12.52</text:p>
          </table:table-cell>
          <table:table-cell office:value-type="float" office:value="11.24" calcext:value-type="float">
            <text:p>11.24</text:p>
          </table:table-cell>
          <table:table-cell office:value-type="float" office:value="75.0921" calcext:value-type="float">
            <text:p>75.092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154.3" calcext:value-type="float">
            <text:p>12154.30</text:p>
          </table:table-cell>
          <table:table-cell office:value-type="float" office:value="7844.31" calcext:value-type="float">
            <text:p>7844.31</text:p>
          </table:table-cell>
          <table:table-cell table:formula="of:=[.Q134]/[.K134]" office:value-type="float" office:value="1081.34341637011" calcext:value-type="float">
            <text:p>1081.3434163701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7290" calcext:value-type="float">
            <text:p>17290</text:p>
          </table:table-cell>
          <table:table-cell office:value-type="float" office:value="2466" calcext:value-type="float">
            <text:p>2466</text:p>
          </table:table-cell>
          <table:table-cell office:value-type="float" office:value="12.2" calcext:value-type="float">
            <text:p>12.2</text:p>
          </table:table-cell>
          <table:table-cell table:style-name="ce3" office:value-type="float" office:value="11.28" calcext:value-type="float">
            <text:p>11.28</text:p>
          </table:table-cell>
          <table:table-cell office:value-type="float" office:value="58.5334" calcext:value-type="float">
            <text:p>58.533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61.75" calcext:value-type="float">
            <text:p>61.75</text:p>
          </table:table-cell>
          <table:table-cell office:value-type="float" office:value="22.6875" calcext:value-type="float">
            <text:p>22.6875</text:p>
          </table:table-cell>
          <table:table-cell table:formula="of:=[.Q135]/[.K135]" office:value-type="float" office:value="5.47429078014184" calcext:value-type="float">
            <text:p>5.4742907801418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949842" calcext:value-type="float">
            <text:p>4949842</text:p>
          </table:table-cell>
          <table:table-cell office:value-type="float" office:value="590288" calcext:value-type="float">
            <text:p>590288</text:p>
          </table:table-cell>
          <table:table-cell office:value-type="float" office:value="12.56" calcext:value-type="float">
            <text:p>12.56</text:p>
          </table:table-cell>
          <table:table-cell office:value-type="float" office:value="11.36" calcext:value-type="float">
            <text:p>11.36</text:p>
          </table:table-cell>
          <table:table-cell office:value-type="float" office:value="75.9052" calcext:value-type="float">
            <text:p>75.905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94" calcext:value-type="float">
            <text:p>14994.0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455047" calcext:value-type="float">
            <text:p>3455047</text:p>
          </table:table-cell>
          <table:table-cell office:value-type="float" office:value="416012" calcext:value-type="float">
            <text:p>416012</text:p>
          </table:table-cell>
          <table:table-cell office:value-type="float" office:value="12.8" calcext:value-type="float">
            <text:p>12.8</text:p>
          </table:table-cell>
          <table:table-cell office:value-type="float" office:value="11.4" calcext:value-type="float">
            <text:p>11.40</text:p>
          </table:table-cell>
          <table:table-cell office:value-type="float" office:value="78.0447" calcext:value-type="float">
            <text:p>78.044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857.8" calcext:value-type="float">
            <text:p>8857.80</text:p>
          </table:table-cell>
          <table:table-cell office:value-type="float" office:value="6353.86" calcext:value-type="float">
            <text:p>6353.86</text:p>
          </table:table-cell>
          <table:table-cell table:formula="of:=[.Q137]/[.K137]" office:value-type="float" office:value="777" calcext:value-type="float">
            <text:p>77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297799" calcext:value-type="float">
            <text:p>20297799</text:p>
          </table:table-cell>
          <table:table-cell office:value-type="float" office:value="2472203" calcext:value-type="float">
            <text:p>2472203</text:p>
          </table:table-cell>
          <table:table-cell office:value-type="float" office:value="12.68" calcext:value-type="float">
            <text:p>12.68</text:p>
          </table:table-cell>
          <table:table-cell office:value-type="float" office:value="11.52" calcext:value-type="float">
            <text:p>11.52</text:p>
          </table:table-cell>
          <table:table-cell office:value-type="float" office:value="77.7854" calcext:value-type="float">
            <text:p>77.785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974" calcext:value-type="float">
            <text:p>63974.0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78490" calcext:value-type="float">
            <text:p>478490</text:p>
          </table:table-cell>
          <table:table-cell office:value-type="float" office:value="68452" calcext:value-type="float">
            <text:p>68452</text:p>
          </table:table-cell>
          <table:table-cell office:value-type="float" office:value="12.96" calcext:value-type="float">
            <text:p>12.96</text:p>
          </table:table-cell>
          <table:table-cell table:style-name="ce3" office:value-type="float" office:value="11.56" calcext:value-type="float">
            <text:p>11.56</text:p>
          </table:table-cell>
          <table:table-cell office:value-type="float" office:value="72.7627" calcext:value-type="float">
            <text:p>72.762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485.65" calcext:value-type="float">
            <text:p>1485.65</text:p>
          </table:table-cell>
          <table:table-cell office:value-type="float" office:value="17.2275" calcext:value-type="float">
            <text:p>17.2275</text:p>
          </table:table-cell>
          <table:table-cell table:formula="of:=[.Q139]/[.K139]" office:value-type="float" office:value="128.516435986159" calcext:value-type="float">
            <text:p>128.516435986159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8086" calcext:value-type="float">
            <text:p>138086</text:p>
          </table:table-cell>
          <table:table-cell office:value-type="float" office:value="19496" calcext:value-type="float">
            <text:p>19496</text:p>
          </table:table-cell>
          <table:table-cell office:value-type="float" office:value="13.16" calcext:value-type="float">
            <text:p>13.16</text:p>
          </table:table-cell>
          <table:table-cell table:style-name="ce3" office:value-type="float" office:value="11.6" calcext:value-type="float">
            <text:p>11.6</text:p>
          </table:table-cell>
          <table:table-cell office:value-type="float" office:value="72.8552" calcext:value-type="float">
            <text:p>72.855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535.85" calcext:value-type="float">
            <text:p>535.85</text:p>
          </table:table-cell>
          <table:table-cell office:value-type="float" office:value="37.4275" calcext:value-type="float">
            <text:p>37.4275</text:p>
          </table:table-cell>
          <table:table-cell table:formula="of:=[.Q140]/[.K140]" office:value-type="float" office:value="46.1939655172414" calcext:value-type="float">
            <text:p>46.193965517241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372083" calcext:value-type="float">
            <text:p>2372083</text:p>
          </table:table-cell>
          <table:table-cell office:value-type="float" office:value="291087" calcext:value-type="float">
            <text:p>291087</text:p>
          </table:table-cell>
          <table:table-cell office:value-type="float" office:value="13.56" calcext:value-type="float">
            <text:p>13.56</text:p>
          </table:table-cell>
          <table:table-cell table:style-name="ce6" office:value-type="float" office:value="12.24" calcext:value-type="float">
            <text:p>12.24</text:p>
          </table:table-cell>
          <table:table-cell office:value-type="float" office:value="78.7099" calcext:value-type="float">
            <text:p>78.709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9359.4" calcext:value-type="float">
            <text:p>9359.40</text:p>
          </table:table-cell>
          <table:table-cell office:value-type="float" office:value="3623.44" calcext:value-type="float">
            <text:p>3623.44</text:p>
          </table:table-cell>
          <table:table-cell table:formula="of:=[.Q141]/[.K141]" office:value-type="float" office:value="764.656862745098" calcext:value-type="float">
            <text:p>764.656862745098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84762" calcext:value-type="float">
            <text:p>84762</text:p>
          </table:table-cell>
          <table:table-cell office:value-type="float" office:value="12539" calcext:value-type="float">
            <text:p>12539</text:p>
          </table:table-cell>
          <table:table-cell office:value-type="float" office:value="13.56" calcext:value-type="float">
            <text:p>13.56</text:p>
          </table:table-cell>
          <table:table-cell table:style-name="ce3" office:value-type="float" office:value="12.48" calcext:value-type="float">
            <text:p>12.48</text:p>
          </table:table-cell>
          <table:table-cell office:value-type="float" office:value="65.0204" calcext:value-type="float">
            <text:p>65.020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43.7" calcext:value-type="float">
            <text:p>243.7</text:p>
          </table:table-cell>
          <table:table-cell office:value-type="float" office:value="64.61" calcext:value-type="float">
            <text:p>64.61</text:p>
          </table:table-cell>
          <table:table-cell table:formula="of:=[.Q142]/[.K142]" office:value-type="float" office:value="19.5272435897436" calcext:value-type="float">
            <text:p>19.527243589743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51270" calcext:value-type="float">
            <text:p>1051270</text:p>
          </table:table-cell>
          <table:table-cell office:value-type="float" office:value="145454" calcext:value-type="float">
            <text:p>145454</text:p>
          </table:table-cell>
          <table:table-cell office:value-type="float" office:value="14.56" calcext:value-type="float">
            <text:p>14.56</text:p>
          </table:table-cell>
          <table:table-cell office:value-type="float" office:value="12.92" calcext:value-type="float">
            <text:p>12.92</text:p>
          </table:table-cell>
          <table:table-cell office:value-type="float" office:value="78.5021" calcext:value-type="float">
            <text:p>78.502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34.15" calcext:value-type="float">
            <text:p>4934.15</text:p>
          </table:table-cell>
          <table:table-cell office:value-type="float" office:value="190.728" calcext:value-type="float">
            <text:p>190.728</text:p>
          </table:table-cell>
          <table:table-cell table:formula="of:=[.Q143]/[.K143]" office:value-type="float" office:value="381.900154798762" calcext:value-type="float">
            <text:p>381.900154798762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90085" calcext:value-type="float">
            <text:p>690085</text:p>
          </table:table-cell>
          <table:table-cell office:value-type="float" office:value="83648" calcext:value-type="float">
            <text:p>83648</text:p>
          </table:table-cell>
          <table:table-cell office:value-type="float" office:value="19.5" calcext:value-type="float">
            <text:p>19.5</text:p>
          </table:table-cell>
          <table:table-cell table:style-name="ce3" office:value-type="float" office:value="17.35" calcext:value-type="float">
            <text:p>17.35</text:p>
          </table:table-cell>
          <table:table-cell office:value-type="float" office:value="117.987" calcext:value-type="float">
            <text:p>117.98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485.1" calcext:value-type="float">
            <text:p>1485.1</text:p>
          </table:table-cell>
          <table:table-cell office:value-type="float" office:value="20.39" calcext:value-type="float">
            <text:p>20.39</text:p>
          </table:table-cell>
          <table:table-cell table:formula="of:=[.Q144]/[.K144]" office:value-type="float" office:value="85.5965417867435" calcext:value-type="float">
            <text:p>85.5965417867435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96339" calcext:value-type="float">
            <text:p>1096339</text:p>
          </table:table-cell>
          <table:table-cell office:value-type="float" office:value="131148" calcext:value-type="float">
            <text:p>131148</text:p>
          </table:table-cell>
          <table:table-cell office:value-type="float" office:value="20.04" calcext:value-type="float">
            <text:p>20.04</text:p>
          </table:table-cell>
          <table:table-cell table:style-name="ce3" office:value-type="float" office:value="17.84" calcext:value-type="float">
            <text:p>17.84</text:p>
          </table:table-cell>
          <table:table-cell office:value-type="float" office:value="122.018" calcext:value-type="float">
            <text:p>122.01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743.6" calcext:value-type="float">
            <text:p>2743.6</text:p>
          </table:table-cell>
          <table:table-cell office:value-type="float" office:value="969.34" calcext:value-type="float">
            <text:p>969.34</text:p>
          </table:table-cell>
          <table:table-cell table:formula="of:=[.Q145]/[.K145]" office:value-type="float" office:value="153.789237668161" calcext:value-type="float">
            <text:p>153.78923766816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96339" calcext:value-type="float">
            <text:p>1096339</text:p>
          </table:table-cell>
          <table:table-cell office:value-type="float" office:value="131148" calcext:value-type="float">
            <text:p>131148</text:p>
          </table:table-cell>
          <table:table-cell office:value-type="float" office:value="20.04" calcext:value-type="float">
            <text:p>20.04</text:p>
          </table:table-cell>
          <table:table-cell table:style-name="ce3" office:value-type="float" office:value="17.84" calcext:value-type="float">
            <text:p>17.84</text:p>
          </table:table-cell>
          <table:table-cell office:value-type="float" office:value="122.018" calcext:value-type="float">
            <text:p>122.01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743.6" calcext:value-type="float">
            <text:p>2743.6</text:p>
          </table:table-cell>
          <table:table-cell office:value-type="float" office:value="969.34" calcext:value-type="float">
            <text:p>969.34</text:p>
          </table:table-cell>
          <table:table-cell table:formula="of:=[.Q146]/[.K146]" office:value-type="float" office:value="153.789237668161" calcext:value-type="float">
            <text:p>153.78923766816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797953" calcext:value-type="float">
            <text:p>2797953</text:p>
          </table:table-cell>
          <table:table-cell office:value-type="float" office:value="365881" calcext:value-type="float">
            <text:p>365881</text:p>
          </table:table-cell>
          <table:table-cell office:value-type="float" office:value="20.2" calcext:value-type="float">
            <text:p>20.2</text:p>
          </table:table-cell>
          <table:table-cell table:style-name="ce3" office:value-type="float" office:value="18.0667" calcext:value-type="float">
            <text:p>18.0667</text:p>
          </table:table-cell>
          <table:table-cell office:value-type="float" office:value="121.136" calcext:value-type="float">
            <text:p>121.136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6995.65" calcext:value-type="float">
            <text:p>6995.65</text:p>
          </table:table-cell>
          <table:table-cell office:value-type="float" office:value="4071.23" calcext:value-type="float">
            <text:p>4071.23</text:p>
          </table:table-cell>
          <table:table-cell table:formula="of:=[.Q147]/[.K147]" office:value-type="float" office:value="387.212385217001" calcext:value-type="float">
            <text:p>387.21238521700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797953" calcext:value-type="float">
            <text:p>2797953</text:p>
          </table:table-cell>
          <table:table-cell office:value-type="float" office:value="365881" calcext:value-type="float">
            <text:p>365881</text:p>
          </table:table-cell>
          <table:table-cell office:value-type="float" office:value="20.2" calcext:value-type="float">
            <text:p>20.2</text:p>
          </table:table-cell>
          <table:table-cell table:style-name="ce3" office:value-type="float" office:value="18.0667" calcext:value-type="float">
            <text:p>18.0667</text:p>
          </table:table-cell>
          <table:table-cell office:value-type="float" office:value="121.136" calcext:value-type="float">
            <text:p>121.136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6995.65" calcext:value-type="float">
            <text:p>6995.65</text:p>
          </table:table-cell>
          <table:table-cell office:value-type="float" office:value="4071.23" calcext:value-type="float">
            <text:p>4071.23</text:p>
          </table:table-cell>
          <table:table-cell table:formula="of:=[.Q148]/[.K148]" office:value-type="float" office:value="387.212385217001" calcext:value-type="float">
            <text:p>387.212385217001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25999" calcext:value-type="float">
            <text:p>1025999</text:p>
          </table:table-cell>
          <table:table-cell office:value-type="float" office:value="129196" calcext:value-type="float">
            <text:p>129196</text:p>
          </table:table-cell>
          <table:table-cell office:value-type="float" office:value="22.6" calcext:value-type="float">
            <text:p>22.6</text:p>
          </table:table-cell>
          <table:table-cell table:style-name="ce4" office:value-type="float" office:value="19.96" calcext:value-type="float">
            <text:p>19.96</text:p>
          </table:table-cell>
          <table:table-cell office:value-type="float" office:value="122.651" calcext:value-type="float">
            <text:p>122.65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033.8" calcext:value-type="float">
            <text:p>4033.8</text:p>
          </table:table-cell>
          <table:table-cell office:value-type="float" office:value="356.56" calcext:value-type="float">
            <text:p>356.56</text:p>
          </table:table-cell>
          <table:table-cell table:formula="of:=[.Q149]/[.K149]" office:value-type="float" office:value="202.094188376754" calcext:value-type="float">
            <text:p>202.094188376754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61614" calcext:value-type="float">
            <text:p>1061614</text:p>
          </table:table-cell>
          <table:table-cell office:value-type="float" office:value="152907" calcext:value-type="float">
            <text:p>152907</text:p>
          </table:table-cell>
          <table:table-cell office:value-type="float" office:value="23.24" calcext:value-type="float">
            <text:p>23.24</text:p>
          </table:table-cell>
          <table:table-cell table:style-name="ce3" office:value-type="float" office:value="20.56" calcext:value-type="float">
            <text:p>20.56</text:p>
          </table:table-cell>
          <table:table-cell office:value-type="float" office:value="127.961" calcext:value-type="float">
            <text:p>127.96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5393.95" calcext:value-type="float">
            <text:p>5393.95</text:p>
          </table:table-cell>
          <table:table-cell office:value-type="float" office:value="9447.45" calcext:value-type="float">
            <text:p>9447.45</text:p>
          </table:table-cell>
          <table:table-cell table:formula="of:=[.Q150]/[.K150]" office:value-type="float" office:value="262.351653696498" calcext:value-type="float">
            <text:p>262.351653696498</text:p>
          </table:table-cell>
          <table:table-cell table:number-columns-repeated="1005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ggregated data'.K147:'Aggregated data'.K1048576 'Aggregated data'.K1:'Aggregated data'.K13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'Aggregated data'.S1:'Aggregated data'.S138 'Aggregated data'.S145:'Aggregated data'.S145 'Aggregated data'.S147:'Aggregated data'.S104857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'Aggregated data'.Q147:'Aggregated data'.Q1048576 'Aggregated data'.Q1:'Aggregated data'.Q13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'Aggregated data'.Q1:'Aggregated data'.Q104857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'Aggregated data'.S1:'Aggregated data'.S104857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'Aggregated data'.K1:'Aggregated data'.K1048576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Aggregated data'.A1:'Aggregated data'.S150" table:display-filter-buttons="true">
          <table:filter>
            <table:filter-and>
              <table:filter-condition table:field-number="1" table:value=" u" table:operator="="/>
              <table:filter-condition table:field-number="6" table:value=" yes" table:operator="="/>
            </table:filter-and>
          </table:filter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7T14:46:19.750497932</dc:date>
    <meta:editing-duration>PT2H30M1S</meta:editing-duration>
    <meta:editing-cycles>3</meta:editing-cycles>
    <meta:generator>LibreOffice/6.0.7.3$Linux_X86_64 LibreOffice_project/00m0$Build-3</meta:generator>
    <meta:document-statistic meta:table-count="1" meta:cell-count="2846" meta:object-count="0"/>
  </office:meta>
</office:document-meta>
</file>